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27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number-columns-repeated="2" table:default-cell-style-name="ce2"/>
        <table:table-column table:style-name="co12" table:number-columns-repeated="4" table:default-cell-style-name="Default"/>
        <table:table-row table:style-name="ro1">
          <table:table-cell table:number-columns-repeated="45"/>
        </table:table-row>
        <table:table-row table:style-name="ro1">
          <table:table-cell table:style-name="ce1" office:value-type="string" table:number-columns-spanned="3" table:number-rows-spanned="1">
            <text:p>machine</text:p>
          </table:table-cell>
          <table:covered-table-cell table:style-name="ce1"/>
          <table:covered-table-cell/>
          <table:table-cell/>
          <table:table-cell table:style-name="ce1" office:value-type="string" table:number-columns-spanned="2" table:number-rows-spanned="1">
            <text:p>Settings</text:p>
          </table:table-cell>
          <table:covered-table-cell/>
          <table:table-cell/>
          <table:table-cell office:value-type="string">
            <text:p>File</text:p>
          </table:table-cell>
          <table:table-cell/>
          <table:table-cell table:style-name="ce1" office:value-type="string" table:number-columns-spanned="4" table:number-rows-spanned="1">
            <text:p>log file settings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Messurements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messured delta</text:p>
          </table:table-cell>
          <table:covered-table-cell table:number-columns-repeated="3"/>
          <table:table-cell table:number-columns-repeated="2"/>
          <table:table-cell table:style-name="ce1" office:value-type="string" table:number-columns-spanned="6" table:number-rows-spanned="1">
            <text:p>log file</text:p>
          </table:table-cell>
          <table:covered-table-cell table:number-columns-repeated="5"/>
          <table:table-cell table:number-columns-repeated="2"/>
          <table:table-cell office:value-type="string">
            <text:p>Comp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ghz</text:p>
          </table:table-cell>
          <table:table-cell/>
          <table:table-cell office:value-type="string">
            <text:p>p_rad</text:p>
          </table:table-cell>
          <table:table-cell office:value-type="string">
            <text:p>n_mod</text:p>
          </table:table-cell>
          <table:table-cell table:number-columns-repeated="3"/>
          <table:table-cell office:value-type="string">
            <text:p>nPix</text:p>
          </table:table-cell>
          <table:table-cell office:value-type="string">
            <text:p>nVar</text:p>
          </table:table-cell>
          <table:table-cell office:value-type="string">
            <text:p>nvars</text:p>
          </table:table-cell>
          <table:table-cell office:value-type="string">
            <text:p>burnin length</text:p>
          </table:table-cell>
          <table:table-cell/>
          <table:table-cell office:value-type="string">
            <text:p>#1</text:p>
          </table:table-cell>
          <table:table-cell office:value-type="string">
            <text:p>#2</text:p>
          </table:table-cell>
          <table:table-cell office:value-type="string">
            <text:p>#3</text:p>
          </table:table-cell>
          <table:table-cell office:value-type="string">
            <text:p>#4</text:p>
          </table:table-cell>
          <table:table-cell/>
          <table:table-cell office:value-type="string">
            <text:p>init</text:p>
          </table:table-cell>
          <table:table-cell office:value-type="string">
            <text:p>calc1</text:p>
          </table:table-cell>
          <table:table-cell office:value-type="string">
            <text:p>model</text:p>
          </table:table-cell>
          <table:table-cell office:value-type="string">
            <text:p>finish</text:p>
          </table:table-cell>
          <table:table-cell office:value-type="string">
            <text:p>tot</text:p>
          </table:table-cell>
          <table:table-cell/>
          <table:table-cell office:value-type="string">
            <text:p>init</text:p>
          </table:table-cell>
          <table:table-cell office:value-type="string">
            <text:p>ev</text:p>
          </table:table-cell>
          <table:table-cell office:value-type="string">
            <text:p>burn</text:p>
          </table:table-cell>
          <table:table-cell office:value-type="string">
            <text:p>model</text:p>
          </table:table-cell>
          <table:table-cell office:value-type="string">
            <text:p>thread</text:p>
          </table:table-cell>
          <table:table-cell office:value-type="string">
            <text:p>wallcl</text:p>
          </table:table-cell>
          <table:table-cell table:number-columns-repeated="14"/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/>
          <table:table-cell office:value-type="float" office:value="3751">
            <text:p>3751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/>
          <table:table-cell table:formula="of:=[.O4]" office:value-type="float" office:value="7">
            <text:p>7</text:p>
          </table:table-cell>
          <table:table-cell table:formula="of:=[.P4]-[.O4]" office:value-type="float" office:value="55">
            <text:p>55</text:p>
          </table:table-cell>
          <table:table-cell table:formula="of:=[.Q4]-[.P4]" office:value-type="float" office:value="14">
            <text:p>14</text:p>
          </table:table-cell>
          <table:table-cell table:formula="of:=[.R4]-[.Q4]" office:value-type="float" office:value="8">
            <text:p>8</text:p>
          </table:table-cell>
          <table:table-cell table:formula="of:=[.R4]" office:value-type="float" office:value="84">
            <text:p>84</text:p>
          </table:table-cell>
          <table:table-cell/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2.89">
            <text:p>2.89</text:p>
          </table:table-cell>
          <table:table-cell office:value-type="float" office:value="6.45">
            <text:p>6.45</text:p>
          </table:table-cell>
          <table:table-cell office:value-type="float" office:value="13.96">
            <text:p>13.96</text:p>
          </table:table-cell>
          <table:table-cell office:value-type="float" office:value="10.12">
            <text:p>10.12</text:p>
          </table:table-cell>
          <table:table-cell table:number-columns-repeated="2"/>
          <table:table-cell table:formula="of:=[.AD4]" office:value-type="float" office:value="13.96">
            <text:p>13.96</text:p>
          </table:table-cell>
          <table:table-cell table:formula="of:=[.V4]" office:value-type="float" office:value="14">
            <text:p>14</text:p>
          </table:table-cell>
          <table:table-cell table:formula="of:=[.AH4]-[.AI4]" office:value-type="float" office:value="-0.0399999999999991">
            <text:p>-0.04</text:p>
          </table:table-cell>
          <table:table-cell/>
          <table:table-cell table:formula="of:=[.U4]/[.AB4]" office:value-type="float" office:value="19.0311418685121">
            <text:p>19.0311418685</text:p>
          </table:table-cell>
          <table:table-cell table:number-columns-repeated="6"/>
          <table:table-cell table:formula="of:=[.AC4]/[.F4]" office:value-type="float" office:value="0.0129">
            <text:p>0.0129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/>
          <table:table-cell office:value-type="float" office:value="3750">
            <text:p>3750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/>
          <table:table-cell table:formula="of:=[.O5]" office:value-type="float" office:value="7">
            <text:p>7</text:p>
          </table:table-cell>
          <table:table-cell table:formula="of:=[.P5]-[.O5]" office:value-type="float" office:value="55">
            <text:p>55</text:p>
          </table:table-cell>
          <table:table-cell table:formula="of:=[.Q5]-[.P5]" office:value-type="float" office:value="29">
            <text:p>29</text:p>
          </table:table-cell>
          <table:table-cell table:formula="of:=[.R5]-[.Q5]" office:value-type="float" office:value="8">
            <text:p>8</text:p>
          </table:table-cell>
          <table:table-cell table:formula="of:=[.R5]" office:value-type="float" office:value="99">
            <text:p>99</text:p>
          </table:table-cell>
          <table:table-cell/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2.89">
            <text:p>2.89</text:p>
          </table:table-cell>
          <table:table-cell office:value-type="float" office:value="12.46">
            <text:p>12.46</text:p>
          </table:table-cell>
          <table:table-cell office:value-type="float" office:value="28.37">
            <text:p>28.37</text:p>
          </table:table-cell>
          <table:table-cell office:value-type="float" office:value="16.11">
            <text:p>16.11</text:p>
          </table:table-cell>
          <table:table-cell table:number-columns-repeated="2"/>
          <table:table-cell table:formula="of:=[.AD5]" office:value-type="float" office:value="28.37">
            <text:p>28.37</text:p>
          </table:table-cell>
          <table:table-cell table:formula="of:=[.V5]" office:value-type="float" office:value="29">
            <text:p>29</text:p>
          </table:table-cell>
          <table:table-cell table:formula="of:=[.AH5]-[.AI5]" office:value-type="float" office:value="-0.629999999999999">
            <text:p>-0.63</text:p>
          </table:table-cell>
          <table:table-cell/>
          <table:table-cell table:formula="of:=[.U5]/[.AB5]" office:value-type="float" office:value="19.0311418685121">
            <text:p>19.0311418685</text:p>
          </table:table-cell>
          <table:table-cell table:number-columns-repeated="6"/>
          <table:table-cell table:formula="of:=[.AC5]/[.F5]" office:value-type="float" office:value="0.01246">
            <text:p>0.01246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/>
          <table:table-cell office:value-type="float" office:value="3752">
            <text:p>3752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/>
          <table:table-cell table:formula="of:=[.O6]" office:value-type="float" office:value="7">
            <text:p>7</text:p>
          </table:table-cell>
          <table:table-cell table:formula="of:=[.P6]-[.O6]" office:value-type="float" office:value="55">
            <text:p>55</text:p>
          </table:table-cell>
          <table:table-cell table:formula="of:=[.Q6]-[.P6]" office:value-type="float" office:value="59">
            <text:p>59</text:p>
          </table:table-cell>
          <table:table-cell table:formula="of:=[.R6]-[.Q6]" office:value-type="float" office:value="8">
            <text:p>8</text:p>
          </table:table-cell>
          <table:table-cell table:formula="of:=[.R6]" office:value-type="float" office:value="129">
            <text:p>129</text:p>
          </table:table-cell>
          <table:table-cell/>
          <table:table-cell office:value-type="float" office:value="0.54">
            <text:p>0.54</text:p>
          </table:table-cell>
          <table:table-cell office:value-type="float" office:value="0.21">
            <text:p>0.21</text:p>
          </table:table-cell>
          <table:table-cell office:value-type="float" office:value="2.87">
            <text:p>2.87</text:p>
          </table:table-cell>
          <table:table-cell office:value-type="float" office:value="24.7">
            <text:p>24.7</text:p>
          </table:table-cell>
          <table:table-cell office:value-type="float" office:value="57.72">
            <text:p>57.72</text:p>
          </table:table-cell>
          <table:table-cell office:value-type="float" office:value="28.35">
            <text:p>28.35</text:p>
          </table:table-cell>
          <table:table-cell table:number-columns-repeated="2"/>
          <table:table-cell table:formula="of:=[.AD6]" office:value-type="float" office:value="57.72">
            <text:p>57.72</text:p>
          </table:table-cell>
          <table:table-cell table:formula="of:=[.V6]" office:value-type="float" office:value="59">
            <text:p>59</text:p>
          </table:table-cell>
          <table:table-cell table:formula="of:=[.AH6]-[.AI6]" office:value-type="float" office:value="-1.28">
            <text:p>-1.28</text:p>
          </table:table-cell>
          <table:table-cell/>
          <table:table-cell table:formula="of:=[.U6]/[.AB6]" office:value-type="float" office:value="19.1637630662021">
            <text:p>19.1637630662</text:p>
          </table:table-cell>
          <table:table-cell table:number-columns-repeated="6"/>
          <table:table-cell table:formula="of:=[.AC6]/[.F6]" office:value-type="float" office:value="0.01235">
            <text:p>0.01235</text:p>
          </table:table-cell>
        </table:table-row>
        <table:table-row table:style-name="ro1">
          <table:table-cell table:number-columns-repeated="5"/>
          <table:table-cell/>
          <table:table-cell table:number-columns-repeated="14"/>
          <table:table-cell table:number-columns-repeated="2"/>
          <table:table-cell table:number-columns-repeated="5"/>
          <table:table-cell table:number-columns-repeated="3"/>
          <table:table-cell table:number-columns-repeated="3"/>
          <table:table-cell table:formula="of:=[.AD7]" office:value-type="float" office:value="0">
            <text:p>0</text:p>
          </table:table-cell>
          <table:table-cell table:formula="of:=[.V7]" office:value-type="float" office:value="0">
            <text:p>0</text:p>
          </table:table-cell>
          <table:table-cell table:formula="of:=[.AH7]-[.AI7]" office:value-type="float" office:value="0">
            <text:p>0</text:p>
          </table:table-cell>
          <table:table-cell/>
          <table:table-cell table:formula="of:=[.U7]/[.AB7]" office:value-type="float" office:value="0">
            <text:p>#DIV/0!</text:p>
          </table:table-cell>
          <table:table-cell table:number-columns-repeated="6"/>
          <table:table-cell table:formula="of:=[.AC7]/[.F7]" office:value-type="float" office:value="0">
            <text:p>#DIV/0!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/>
          <table:table-cell office:value-type="float" office:value="3756">
            <text:p>3756</text:p>
          </table:table-cell>
          <table:table-cell/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118">
            <text:p>118</text:p>
          </table:table-cell>
          <table:table-cell office:value-type="float" office:value="1090">
            <text:p>1090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O8]" office:value-type="float" office:value="4">
            <text:p>4</text:p>
          </table:table-cell>
          <table:table-cell table:formula="of:=[.P8]-[.O8]" office:value-type="float" office:value="10">
            <text:p>10</text:p>
          </table:table-cell>
          <table:table-cell table:formula="of:=[.Q8]-[.P8]" office:value-type="float" office:value="5">
            <text:p>5</text:p>
          </table:table-cell>
          <table:table-cell table:formula="of:=[.R8]-[.Q8]" office:value-type="float" office:value="6">
            <text:p>6</text:p>
          </table:table-cell>
          <table:table-cell table:formula="of:=[.R8]" office:value-type="float" office:value="25">
            <text:p>25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float" office:value="4.42">
            <text:p>4.42</text:p>
          </table:table-cell>
          <table:table-cell office:value-type="float" office:value="3.5">
            <text:p>3.5</text:p>
          </table:table-cell>
          <table:table-cell office:value-type="float" office:value="5.77">
            <text:p>5.77</text:p>
          </table:table-cell>
          <table:table-cell table:number-columns-repeated="2"/>
          <table:table-cell table:formula="of:=[.AD8]" office:value-type="float" office:value="3.5">
            <text:p>3.5</text:p>
          </table:table-cell>
          <table:table-cell table:formula="of:=[.V8]" office:value-type="float" office:value="5">
            <text:p>5</text:p>
          </table:table-cell>
          <table:table-cell table:formula="of:=[.AH8]-[.AI8]" office:value-type="float" office:value="-1.5">
            <text:p>-1.5</text:p>
          </table:table-cell>
          <table:table-cell/>
          <table:table-cell table:formula="of:=[.U8]/[.AB8]" office:value-type="float" office:value="9.80392156862745">
            <text:p>9.8039215686</text:p>
          </table:table-cell>
          <table:table-cell table:number-columns-repeated="6"/>
          <table:table-cell table:formula="of:=[.AC8]/[.F8]" office:value-type="float" office:value="0.00884">
            <text:p>0.00884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/>
          <table:table-cell office:value-type="float" office:value="3757">
            <text:p>3757</text:p>
          </table:table-cell>
          <table:table-cell/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118">
            <text:p>118</text:p>
          </table:table-cell>
          <table:table-cell office:value-type="float" office:value="1090">
            <text:p>1090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  <table:table-cell table:formula="of:=[.O9]" office:value-type="float" office:value="4">
            <text:p>4</text:p>
          </table:table-cell>
          <table:table-cell table:formula="of:=[.P9]-[.O9]" office:value-type="float" office:value="10">
            <text:p>10</text:p>
          </table:table-cell>
          <table:table-cell table:formula="of:=[.Q9]-[.P9]" office:value-type="float" office:value="9">
            <text:p>9</text:p>
          </table:table-cell>
          <table:table-cell table:formula="of:=[.R9]-[.Q9]" office:value-type="float" office:value="7">
            <text:p>7</text:p>
          </table:table-cell>
          <table:table-cell table:formula="of:=[.R9]" office:value-type="float" office:value="30">
            <text:p>30</text:p>
          </table:table-cell>
          <table:table-cell/>
          <table:table-cell office:value-type="float" office:value="0.24">
            <text:p>0.24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float" office:value="8.09">
            <text:p>8.09</text:p>
          </table:table-cell>
          <table:table-cell office:value-type="float" office:value="6.91">
            <text:p>6.91</text:p>
          </table:table-cell>
          <table:table-cell office:value-type="float" office:value="10.24">
            <text:p>10.24</text:p>
          </table:table-cell>
          <table:table-cell table:number-columns-repeated="2"/>
          <table:table-cell table:formula="of:=[.AD9]" office:value-type="float" office:value="6.91">
            <text:p>6.91</text:p>
          </table:table-cell>
          <table:table-cell table:formula="of:=[.V9]" office:value-type="float" office:value="9">
            <text:p>9</text:p>
          </table:table-cell>
          <table:table-cell table:formula="of:=[.AH9]-[.AI9]" office:value-type="float" office:value="-2.09">
            <text:p>-2.09</text:p>
          </table:table-cell>
          <table:table-cell/>
          <table:table-cell table:formula="of:=[.U9]/[.AB9]" office:value-type="float" office:value="9.80392156862745">
            <text:p>9.8039215686</text:p>
          </table:table-cell>
          <table:table-cell table:number-columns-repeated="6"/>
          <table:table-cell table:formula="of:=[.AC9]/[.F9]" office:value-type="float" office:value="0.00809">
            <text:p>0.00809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/>
          <table:table-cell office:value-type="float" office:value="3758">
            <text:p>3758</text:p>
          </table:table-cell>
          <table:table-cell/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118">
            <text:p>118</text:p>
          </table:table-cell>
          <table:table-cell office:value-type="float" office:value="1090">
            <text:p>1090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table:formula="of:=[.O10]" office:value-type="float" office:value="4">
            <text:p>4</text:p>
          </table:table-cell>
          <table:table-cell table:formula="of:=[.P10]-[.O10]" office:value-type="float" office:value="10">
            <text:p>10</text:p>
          </table:table-cell>
          <table:table-cell table:formula="of:=[.Q10]-[.P10]" office:value-type="float" office:value="20">
            <text:p>20</text:p>
          </table:table-cell>
          <table:table-cell table:formula="of:=[.R10]-[.Q10]" office:value-type="float" office:value="7">
            <text:p>7</text:p>
          </table:table-cell>
          <table:table-cell table:formula="of:=[.R10]" office:value-type="float" office:value="41">
            <text:p>41</text:p>
          </table:table-cell>
          <table:table-cell/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17.6">
            <text:p>17.6</text:p>
          </table:table-cell>
          <table:table-cell office:value-type="float" office:value="14.11">
            <text:p>14.11</text:p>
          </table:table-cell>
          <table:table-cell office:value-type="float" office:value="18.94">
            <text:p>18.94</text:p>
          </table:table-cell>
          <table:table-cell table:number-columns-repeated="2"/>
          <table:table-cell table:formula="of:=[.AD10]" office:value-type="float" office:value="14.11">
            <text:p>14.11</text:p>
          </table:table-cell>
          <table:table-cell table:formula="of:=[.V10]" office:value-type="float" office:value="20">
            <text:p>20</text:p>
          </table:table-cell>
          <table:table-cell table:formula="of:=[.AH10]-[.AI10]" office:value-type="float" office:value="-5.89">
            <text:p>-5.89</text:p>
          </table:table-cell>
          <table:table-cell/>
          <table:table-cell table:formula="of:=[.U10]/[.AB10]" office:value-type="float" office:value="9.9009900990099">
            <text:p>9.900990099</text:p>
          </table:table-cell>
          <table:table-cell table:number-columns-repeated="6"/>
          <table:table-cell table:formula="of:=[.AC10]/[.F10]" office:value-type="float" office:value="0.0088">
            <text:p>0.0088</text:p>
          </table:table-cell>
        </table:table-row>
        <table:table-row table:style-name="ro1">
          <table:table-cell table:number-columns-repeated="5"/>
          <table:table-cell/>
          <table:table-cell table:number-columns-repeated="14"/>
          <table:table-cell table:number-columns-repeated="2"/>
          <table:table-cell table:number-columns-repeated="5"/>
          <table:table-cell table:number-columns-repeated="3"/>
          <table:table-cell table:number-columns-repeated="3"/>
          <table:table-cell table:formula="of:=[.AD11]" office:value-type="float" office:value="0">
            <text:p>0</text:p>
          </table:table-cell>
          <table:table-cell table:formula="of:=[.V11]" office:value-type="float" office:value="0">
            <text:p>0</text:p>
          </table:table-cell>
          <table:table-cell table:formula="of:=[.AH11]-[.AI11]" office:value-type="float" office:value="0">
            <text:p>0</text:p>
          </table:table-cell>
          <table:table-cell/>
          <table:table-cell table:formula="of:=[.U11]/[.AB11]" office:value-type="float" office:value="0">
            <text:p>#DIV/0!</text:p>
          </table:table-cell>
          <table:table-cell table:number-columns-repeated="6"/>
          <table:table-cell table:formula="of:=[.AC11]/[.F11]" office:value-type="float" office:value="0">
            <text:p>#DIV/0!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/>
          <table:table-cell office:value-type="float" office:value="3765">
            <text:p>3765</text:p>
          </table:table-cell>
          <table:table-cell/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float" office:value="250">
            <text:p>250</text:p>
          </table:table-cell>
          <table:table-cell office:value-type="float" office:value="2410">
            <text:p>2410</text:p>
          </table:table-cell>
          <table:table-cell/>
          <table:table-cell office:value-type="float" office:value="12">
            <text:p>12</text:p>
          </table:table-cell>
          <table:table-cell office:value-type="float" office:value="226">
            <text:p>226</text:p>
          </table:table-cell>
          <table:table-cell office:value-type="float" office:value="269">
            <text:p>269</text:p>
          </table:table-cell>
          <table:table-cell office:value-type="float" office:value="278">
            <text:p>278</text:p>
          </table:table-cell>
          <table:table-cell/>
          <table:table-cell table:formula="of:=[.O12]" office:value-type="float" office:value="12">
            <text:p>12</text:p>
          </table:table-cell>
          <table:table-cell table:formula="of:=[.P12]-[.O12]" office:value-type="float" office:value="214">
            <text:p>214</text:p>
          </table:table-cell>
          <table:table-cell table:formula="of:=[.Q12]-[.P12]" office:value-type="float" office:value="43">
            <text:p>43</text:p>
          </table:table-cell>
          <table:table-cell table:formula="of:=[.R12]-[.Q12]" office:value-type="float" office:value="9">
            <text:p>9</text:p>
          </table:table-cell>
          <table:table-cell table:formula="of:=[.R12]" office:value-type="float" office:value="278">
            <text:p>278</text:p>
          </table:table-cell>
          <table:table-cell/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6.97">
            <text:p>6.97</text:p>
          </table:table-cell>
          <table:table-cell office:value-type="float" office:value="9.32">
            <text:p>9.32</text:p>
          </table:table-cell>
          <table:table-cell office:value-type="float" office:value="43.38">
            <text:p>43.38</text:p>
          </table:table-cell>
          <table:table-cell office:value-type="float" office:value="17.84">
            <text:p>17.84</text:p>
          </table:table-cell>
          <table:table-cell table:number-columns-repeated="2"/>
          <table:table-cell table:formula="of:=[.AD12]" office:value-type="float" office:value="43.38">
            <text:p>43.38</text:p>
          </table:table-cell>
          <table:table-cell table:formula="of:=[.V12]" office:value-type="float" office:value="43">
            <text:p>43</text:p>
          </table:table-cell>
          <table:table-cell table:formula="of:=[.AH12]-[.AI12]" office:value-type="float" office:value="0.380000000000003">
            <text:p>0.38</text:p>
          </table:table-cell>
          <table:table-cell/>
          <table:table-cell table:formula="of:=[.U12]/[.AB12]" office:value-type="float" office:value="30.7030129124821">
            <text:p>30.7030129125</text:p>
          </table:table-cell>
          <table:table-cell table:number-columns-repeated="6"/>
          <table:table-cell table:formula="of:=[.AC12]/[.F12]" office:value-type="float" office:value="0.01864">
            <text:p>0.01864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/>
          <table:table-cell office:value-type="float" office:value="3766">
            <text:p>3766</text:p>
          </table:table-cell>
          <table:table-cell/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float" office:value="250">
            <text:p>250</text:p>
          </table:table-cell>
          <table:table-cell office:value-type="float" office:value="2410">
            <text:p>2410</text:p>
          </table:table-cell>
          <table:table-cell/>
          <table:table-cell office:value-type="float" office:value="12">
            <text:p>12</text:p>
          </table:table-cell>
          <table:table-cell office:value-type="float" office:value="233">
            <text:p>233</text:p>
          </table:table-cell>
          <table:table-cell office:value-type="float" office:value="320">
            <text:p>320</text:p>
          </table:table-cell>
          <table:table-cell office:value-type="float" office:value="329">
            <text:p>329</text:p>
          </table:table-cell>
          <table:table-cell/>
          <table:table-cell table:formula="of:=[.O13]" office:value-type="float" office:value="12">
            <text:p>12</text:p>
          </table:table-cell>
          <table:table-cell table:formula="of:=[.P13]-[.O13]" office:value-type="float" office:value="221">
            <text:p>221</text:p>
          </table:table-cell>
          <table:table-cell table:formula="of:=[.Q13]-[.P13]" office:value-type="float" office:value="87">
            <text:p>87</text:p>
          </table:table-cell>
          <table:table-cell table:formula="of:=[.R13]-[.Q13]" office:value-type="float" office:value="9">
            <text:p>9</text:p>
          </table:table-cell>
          <table:table-cell table:formula="of:=[.R13]" office:value-type="float" office:value="329">
            <text:p>32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49">
            <text:p>0.49</text:p>
          </table:table-cell>
          <table:table-cell office:value-type="float" office:value="7.03">
            <text:p>7.03</text:p>
          </table:table-cell>
          <table:table-cell office:value-type="float" office:value="17.78">
            <text:p>17.78</text:p>
          </table:table-cell>
          <table:table-cell office:value-type="float" office:value="87.02">
            <text:p>87.02</text:p>
          </table:table-cell>
          <table:table-cell office:value-type="float" office:value="26.35">
            <text:p>26.35</text:p>
          </table:table-cell>
          <table:table-cell table:number-columns-repeated="2"/>
          <table:table-cell table:formula="of:=[.AD13]" office:value-type="float" office:value="87.02">
            <text:p>87.02</text:p>
          </table:table-cell>
          <table:table-cell table:formula="of:=[.V13]" office:value-type="float" office:value="87">
            <text:p>87</text:p>
          </table:table-cell>
          <table:table-cell table:formula="of:=[.AH13]-[.AI13]" office:value-type="float" office:value="0.019999999999996">
            <text:p>0.02</text:p>
          </table:table-cell>
          <table:table-cell/>
          <table:table-cell table:formula="of:=[.U13]/[.AB13]" office:value-type="float" office:value="31.4366998577525">
            <text:p>31.4366998578</text:p>
          </table:table-cell>
          <table:table-cell table:number-columns-repeated="6"/>
          <table:table-cell table:formula="of:=[.AC13]/[.F13]" office:value-type="float" office:value="0.01778">
            <text:p>0.01778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/>
          <table:table-cell office:value-type="float" office:value="3767">
            <text:p>3767</text:p>
          </table:table-cell>
          <table:table-cell/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float" office:value="250">
            <text:p>250</text:p>
          </table:table-cell>
          <table:table-cell office:value-type="float" office:value="2410">
            <text:p>2410</text:p>
          </table:table-cell>
          <table:table-cell/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/>
          <table:table-cell table:formula="of:=[.O14]" office:value-type="float" office:value="12">
            <text:p>12</text:p>
          </table:table-cell>
          <table:table-cell table:formula="of:=[.P14]-[.O14]" office:value-type="float" office:value="217">
            <text:p>217</text:p>
          </table:table-cell>
          <table:table-cell table:formula="of:=[.Q14]-[.P14]" office:value-type="float" office:value="156">
            <text:p>156</text:p>
          </table:table-cell>
          <table:table-cell table:formula="of:=[.R14]-[.Q14]" office:value-type="float" office:value="10">
            <text:p>10</text:p>
          </table:table-cell>
          <table:table-cell table:formula="of:=[.R14]" office:value-type="float" office:value="395">
            <text:p>3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48">
            <text:p>0.48</text:p>
          </table:table-cell>
          <table:table-cell office:value-type="float" office:value="7.31">
            <text:p>7.31</text:p>
          </table:table-cell>
          <table:table-cell office:value-type="float" office:value="33.69">
            <text:p>33.69</text:p>
          </table:table-cell>
          <table:table-cell office:value-type="float" office:value="154.24">
            <text:p>154.24</text:p>
          </table:table-cell>
          <table:table-cell office:value-type="float" office:value="42.54">
            <text:p>42.54</text:p>
          </table:table-cell>
          <table:table-cell table:number-columns-repeated="2"/>
          <table:table-cell table:formula="of:=[.AD14]" office:value-type="float" office:value="154.24">
            <text:p>154.24</text:p>
          </table:table-cell>
          <table:table-cell table:formula="of:=[.V14]" office:value-type="float" office:value="156">
            <text:p>156</text:p>
          </table:table-cell>
          <table:table-cell table:formula="of:=[.AH14]-[.AI14]" office:value-type="float" office:value="-1.75999999999999">
            <text:p>-1.76</text:p>
          </table:table-cell>
          <table:table-cell/>
          <table:table-cell table:formula="of:=[.U14]/[.AB14]" office:value-type="float" office:value="29.6853625170999">
            <text:p>29.6853625171</text:p>
          </table:table-cell>
          <table:table-cell table:number-columns-repeated="6"/>
          <table:table-cell table:formula="of:=[.AC14]/[.F14]" office:value-type="float" office:value="0.016845">
            <text:p>0.016845</text:p>
          </table:table-cell>
        </table:table-row>
        <table:table-row table:style-name="ro1">
          <table:table-cell table:number-columns-repeated="5"/>
          <table:table-cell/>
          <table:table-cell table:number-columns-repeated="14"/>
          <table:table-cell table:number-columns-repeated="2"/>
          <table:table-cell table:number-columns-repeated="5"/>
          <table:table-cell table:number-columns-repeated="3"/>
          <table:table-cell table:number-columns-repeated="3"/>
          <table:table-cell table:formula="of:=[.AD15]" office:value-type="float" office:value="0">
            <text:p>0</text:p>
          </table:table-cell>
          <table:table-cell table:formula="of:=[.V15]" office:value-type="float" office:value="0">
            <text:p>0</text:p>
          </table:table-cell>
          <table:table-cell table:formula="of:=[.AH15]-[.AI15]" office:value-type="float" office:value="0">
            <text:p>0</text:p>
          </table:table-cell>
          <table:table-cell/>
          <table:table-cell table:formula="of:=[.U15]/[.AB15]" office:value-type="float" office:value="0">
            <text:p>#DIV/0!</text:p>
          </table:table-cell>
          <table:table-cell table:number-columns-repeated="6"/>
          <table:table-cell table:formula="of:=[.AC15]/[.F15]" office:value-type="float" office:value="0">
            <text:p>#DIV/0!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/>
          <table:table-cell office:value-type="float" office:value="3773">
            <text:p>377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table:formula="of:=[.O16]" office:value-type="float" office:value="3">
            <text:p>3</text:p>
          </table:table-cell>
          <table:table-cell table:formula="of:=[.P16]-[.O16]" office:value-type="float" office:value="4">
            <text:p>4</text:p>
          </table:table-cell>
          <table:table-cell table:formula="of:=[.Q16]-[.P16]" office:value-type="float" office:value="5">
            <text:p>5</text:p>
          </table:table-cell>
          <table:table-cell table:formula="of:=[.R16]-[.Q16]" office:value-type="float" office:value="6">
            <text:p>6</text:p>
          </table:table-cell>
          <table:table-cell table:formula="of:=[.R16]" office:value-type="float" office:value="18">
            <text:p>18</text:p>
          </table:table-cell>
          <table:table-cell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6.6">
            <text:p>6.6</text:p>
          </table:table-cell>
          <table:table-cell office:value-type="float" office:value="1.47">
            <text:p>1.47</text:p>
          </table:table-cell>
          <table:table-cell office:value-type="float" office:value="7.12">
            <text:p>7.12</text:p>
          </table:table-cell>
          <table:table-cell table:number-columns-repeated="2"/>
          <table:table-cell table:formula="of:=[.AD16]" office:value-type="float" office:value="1.47">
            <text:p>1.47</text:p>
          </table:table-cell>
          <table:table-cell table:formula="of:=[.V16]" office:value-type="float" office:value="5">
            <text:p>5</text:p>
          </table:table-cell>
          <table:table-cell table:formula="of:=[.AH16]-[.AI16]" office:value-type="float" office:value="-3.53">
            <text:p>-3.53</text:p>
          </table:table-cell>
          <table:table-cell/>
          <table:table-cell table:formula="of:=[.U16]/[.AB16]" office:value-type="float" office:value="10.8108108108108">
            <text:p>10.8108108108</text:p>
          </table:table-cell>
          <table:table-cell/>
          <table:table-cell table:formula="of:=LOG([.U16])" office:value-type="float" office:value="0.602059991327962">
            <text:p>0.60</text:p>
          </table:table-cell>
          <table:table-cell table:formula="of:=LOG([.AB16])" office:value-type="float" office:value="-0.431798275933005">
            <text:p>-0.43</text:p>
          </table:table-cell>
          <table:table-cell table:style-name="ce2" table:formula="of:=[.AN17]-[.AN16]" office:value-type="float" office:value="0">
            <text:p>0.00</text:p>
          </table:table-cell>
          <table:table-cell table:style-name="ce2" table:formula="of:=[.AO17]-[.AO16]" office:value-type="float" office:value="0.217128110943772">
            <text:p>0.22</text:p>
          </table:table-cell>
          <table:table-cell/>
          <table:table-cell table:formula="of:=[.AC16]/[.F16]" office:value-type="float" office:value="0.0066">
            <text:p>0.0066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/>
          <table:table-cell office:value-type="float" office:value="3774">
            <text:p>377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O17]" office:value-type="float" office:value="3">
            <text:p>3</text:p>
          </table:table-cell>
          <table:table-cell table:formula="of:=[.P17]-[.O17]" office:value-type="float" office:value="4">
            <text:p>4</text:p>
          </table:table-cell>
          <table:table-cell table:formula="of:=[.Q17]-[.P17]" office:value-type="float" office:value="9">
            <text:p>9</text:p>
          </table:table-cell>
          <table:table-cell table:formula="of:=[.R17]-[.Q17]" office:value-type="float" office:value="6">
            <text:p>6</text:p>
          </table:table-cell>
          <table:table-cell table:formula="of:=[.R17]" office:value-type="float" office:value="22">
            <text:p>2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61">
            <text:p>0.61</text:p>
          </table:table-cell>
          <table:table-cell office:value-type="float" office:value="7.42">
            <text:p>7.42</text:p>
          </table:table-cell>
          <table:table-cell office:value-type="float" office:value="3.38">
            <text:p>3.38</text:p>
          </table:table-cell>
          <table:table-cell office:value-type="float" office:value="8.24">
            <text:p>8.24</text:p>
          </table:table-cell>
          <table:table-cell table:number-columns-repeated="2"/>
          <table:table-cell table:formula="of:=[.AD17]" office:value-type="float" office:value="3.38">
            <text:p>3.38</text:p>
          </table:table-cell>
          <table:table-cell table:formula="of:=[.V17]" office:value-type="float" office:value="9">
            <text:p>9</text:p>
          </table:table-cell>
          <table:table-cell table:formula="of:=[.AH17]-[.AI17]" office:value-type="float" office:value="-5.62">
            <text:p>-5.62</text:p>
          </table:table-cell>
          <table:table-cell/>
          <table:table-cell table:formula="of:=[.U17]/[.AB17]" office:value-type="float" office:value="6.55737704918033">
            <text:p>6.5573770492</text:p>
          </table:table-cell>
          <table:table-cell/>
          <table:table-cell table:formula="of:=LOG([.U17])" office:value-type="float" office:value="0.602059991327962">
            <text:p>0.60</text:p>
          </table:table-cell>
          <table:table-cell table:formula="of:=LOG([.AB17])" office:value-type="float" office:value="-0.214670164989233">
            <text:p>-0.21</text:p>
          </table:table-cell>
          <table:table-cell table:style-name="ce2" table:formula="of:=[.AN18]-[.AN17]" office:value-type="float" office:value="0.397940008672038">
            <text:p>0.40</text:p>
          </table:table-cell>
          <table:table-cell table:style-name="ce2" table:formula="of:=[.AO18]-[.AO17]" office:value-type="float" office:value="0.22327033675115">
            <text:p>0.22</text:p>
          </table:table-cell>
          <table:table-cell/>
          <table:table-cell table:formula="of:=[.AC17]/[.F17]" office:value-type="float" office:value="0.00742">
            <text:p>0.00742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/>
          <table:table-cell office:value-type="float" office:value="3757">
            <text:p>3757</text:p>
          </table:table-cell>
          <table:table-cell/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118">
            <text:p>118</text:p>
          </table:table-cell>
          <table:table-cell office:value-type="float" office:value="1090">
            <text:p>1090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  <table:table-cell table:formula="of:=[.O18]" office:value-type="float" office:value="4">
            <text:p>4</text:p>
          </table:table-cell>
          <table:table-cell table:formula="of:=[.P18]-[.O18]" office:value-type="float" office:value="10">
            <text:p>10</text:p>
          </table:table-cell>
          <table:table-cell table:formula="of:=[.Q18]-[.P18]" office:value-type="float" office:value="9">
            <text:p>9</text:p>
          </table:table-cell>
          <table:table-cell table:formula="of:=[.R18]-[.Q18]" office:value-type="float" office:value="7">
            <text:p>7</text:p>
          </table:table-cell>
          <table:table-cell table:formula="of:=[.R18]" office:value-type="float" office:value="30">
            <text:p>30</text:p>
          </table:table-cell>
          <table:table-cell/>
          <table:table-cell office:value-type="float" office:value="0.24">
            <text:p>0.24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float" office:value="8.09">
            <text:p>8.09</text:p>
          </table:table-cell>
          <table:table-cell office:value-type="float" office:value="6.91">
            <text:p>6.91</text:p>
          </table:table-cell>
          <table:table-cell office:value-type="float" office:value="10.24">
            <text:p>10.24</text:p>
          </table:table-cell>
          <table:table-cell table:number-columns-repeated="2"/>
          <table:table-cell table:formula="of:=[.AD18]" office:value-type="float" office:value="6.91">
            <text:p>6.91</text:p>
          </table:table-cell>
          <table:table-cell table:formula="of:=[.V18]" office:value-type="float" office:value="9">
            <text:p>9</text:p>
          </table:table-cell>
          <table:table-cell table:formula="of:=[.AH18]-[.AI18]" office:value-type="float" office:value="-2.09">
            <text:p>-2.09</text:p>
          </table:table-cell>
          <table:table-cell/>
          <table:table-cell table:formula="of:=[.U18]/[.AB18]" office:value-type="float" office:value="9.80392156862745">
            <text:p>9.8039215686</text:p>
          </table:table-cell>
          <table:table-cell/>
          <table:table-cell table:formula="of:=LOG([.U18])" office:value-type="float" office:value="1">
            <text:p>1.00</text:p>
          </table:table-cell>
          <table:table-cell table:formula="of:=LOG([.AB18])" office:value-type="float" office:value="0.00860017176191757">
            <text:p>0.01</text:p>
          </table:table-cell>
          <table:table-cell table:style-name="ce2" table:formula="of:=[.AN19]-[.AN18]" office:value-type="float" office:value="0.431363764158987">
            <text:p>0.43</text:p>
          </table:table-cell>
          <table:table-cell table:style-name="ce2" table:formula="of:=[.AO19]-[.AO18]" office:value-type="float" office:value="0.260912772455999">
            <text:p>0.26</text:p>
          </table:table-cell>
          <table:table-cell/>
          <table:table-cell table:formula="of:=[.AC18]/[.F18]" office:value-type="float" office:value="0.00809">
            <text:p>0.00809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/>
          <table:table-cell office:value-type="float" office:value="3775">
            <text:p>377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/>
          <table:table-cell table:formula="of:=[.O19]" office:value-type="float" office:value="5">
            <text:p>5</text:p>
          </table:table-cell>
          <table:table-cell table:formula="of:=[.P19]-[.O19]" office:value-type="float" office:value="27">
            <text:p>27</text:p>
          </table:table-cell>
          <table:table-cell table:formula="of:=[.Q19]-[.P19]" office:value-type="float" office:value="16">
            <text:p>16</text:p>
          </table:table-cell>
          <table:table-cell table:formula="of:=[.Q19]-[.P19]" office:value-type="float" office:value="16">
            <text:p>16</text:p>
          </table:table-cell>
          <table:table-cell table:formula="of:=[.Q19]" office:value-type="float" office:value="48">
            <text:p>48</text:p>
          </table:table-cell>
          <table:table-cell/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1.86">
            <text:p>1.86</text:p>
          </table:table-cell>
          <table:table-cell office:value-type="float" office:value="10.9">
            <text:p>10.9</text:p>
          </table:table-cell>
          <table:table-cell office:value-type="float" office:value="15.72">
            <text:p>15.72</text:p>
          </table:table-cell>
          <table:table-cell office:value-type="float" office:value="13.28">
            <text:p>13.28</text:p>
          </table:table-cell>
          <table:table-cell table:number-columns-repeated="2"/>
          <table:table-cell table:formula="of:=[.AD19]" office:value-type="float" office:value="15.72">
            <text:p>15.72</text:p>
          </table:table-cell>
          <table:table-cell table:formula="of:=[.V19]" office:value-type="float" office:value="16">
            <text:p>16</text:p>
          </table:table-cell>
          <table:table-cell table:formula="of:=[.AH19]-[.AI19]" office:value-type="float" office:value="-0.279999999999999">
            <text:p>-0.28</text:p>
          </table:table-cell>
          <table:table-cell/>
          <table:table-cell table:formula="of:=[.U19]/[.AB19]" office:value-type="float" office:value="14.5161290322581">
            <text:p>14.5161290323</text:p>
          </table:table-cell>
          <table:table-cell/>
          <table:table-cell table:formula="of:=LOG([.U19])" office:value-type="float" office:value="1.43136376415899">
            <text:p>1.43</text:p>
          </table:table-cell>
          <table:table-cell table:formula="of:=LOG([.AB19])" office:value-type="float" office:value="0.269512944217916">
            <text:p>0.27</text:p>
          </table:table-cell>
          <table:table-cell table:style-name="ce2" table:formula="of:=[.AN20]-[.AN19]" office:value-type="float" office:value="0.308998925335257">
            <text:p>0.31</text:p>
          </table:table-cell>
          <table:table-cell table:style-name="ce2" table:formula="of:=[.AO20]-[.AO19]" office:value-type="float" office:value="0.191384898538632">
            <text:p>0.19</text:p>
          </table:table-cell>
          <table:table-cell/>
          <table:table-cell table:formula="of:=[.AC19]/[.F19]" office:value-type="float" office:value="0.0109">
            <text:p>0.0109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/>
          <table:table-cell office:value-type="float" office:value="3750">
            <text:p>3750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/>
          <table:table-cell table:formula="of:=[.O20]" office:value-type="float" office:value="7">
            <text:p>7</text:p>
          </table:table-cell>
          <table:table-cell table:formula="of:=[.P20]-[.O20]" office:value-type="float" office:value="55">
            <text:p>55</text:p>
          </table:table-cell>
          <table:table-cell table:formula="of:=[.Q20]-[.P20]" office:value-type="float" office:value="29">
            <text:p>29</text:p>
          </table:table-cell>
          <table:table-cell table:formula="of:=[.R20]-[.Q20]" office:value-type="float" office:value="8">
            <text:p>8</text:p>
          </table:table-cell>
          <table:table-cell table:formula="of:=[.R20]" office:value-type="float" office:value="99">
            <text:p>99</text:p>
          </table:table-cell>
          <table:table-cell/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2.89">
            <text:p>2.89</text:p>
          </table:table-cell>
          <table:table-cell office:value-type="float" office:value="12.46">
            <text:p>12.46</text:p>
          </table:table-cell>
          <table:table-cell office:value-type="float" office:value="28.37">
            <text:p>28.37</text:p>
          </table:table-cell>
          <table:table-cell office:value-type="float" office:value="16.11">
            <text:p>16.11</text:p>
          </table:table-cell>
          <table:table-cell table:number-columns-repeated="2"/>
          <table:table-cell table:formula="of:=[.AD20]" office:value-type="float" office:value="28.37">
            <text:p>28.37</text:p>
          </table:table-cell>
          <table:table-cell table:formula="of:=[.V20]" office:value-type="float" office:value="29">
            <text:p>29</text:p>
          </table:table-cell>
          <table:table-cell table:formula="of:=[.AH20]-[.AI20]" office:value-type="float" office:value="-0.629999999999999">
            <text:p>-0.63</text:p>
          </table:table-cell>
          <table:table-cell/>
          <table:table-cell table:formula="of:=[.U20]/[.AB20]" office:value-type="float" office:value="19.0311418685121">
            <text:p>19.0311418685</text:p>
          </table:table-cell>
          <table:table-cell/>
          <table:table-cell table:formula="of:=LOG([.U20])" office:value-type="float" office:value="1.74036268949424">
            <text:p>1.74</text:p>
          </table:table-cell>
          <table:table-cell table:formula="of:=LOG([.AB20])" office:value-type="float" office:value="0.460897842756548">
            <text:p>0.46</text:p>
          </table:table-cell>
          <table:table-cell table:style-name="ce2" table:formula="of:=[.AN21]-[.AN20]" office:value-type="float" office:value="0.429899025900713">
            <text:p>0.43</text:p>
          </table:table-cell>
          <table:table-cell table:style-name="ce2" table:formula="of:=[.AO21]-[.AO20]" office:value-type="float" office:value="0.233707356177021">
            <text:p>0.23</text:p>
          </table:table-cell>
          <table:table-cell/>
          <table:table-cell table:formula="of:=[.AC20]/[.F20]" office:value-type="float" office:value="0.01246">
            <text:p>0.01246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/>
          <table:table-cell office:value-type="float" office:value="3776">
            <text:p>3776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157">
            <text:p>157</text:p>
          </table:table-cell>
          <table:table-cell office:value-type="float" office:value="213">
            <text:p>213</text:p>
          </table:table-cell>
          <table:table-cell office:value-type="float" office:value="222">
            <text:p>222</text:p>
          </table:table-cell>
          <table:table-cell/>
          <table:table-cell table:formula="of:=[.O21]" office:value-type="float" office:value="9">
            <text:p>9</text:p>
          </table:table-cell>
          <table:table-cell table:formula="of:=[.P21]-[.O21]" office:value-type="float" office:value="148">
            <text:p>148</text:p>
          </table:table-cell>
          <table:table-cell table:formula="of:=[.Q21]-[.P21]" office:value-type="float" office:value="56">
            <text:p>56</text:p>
          </table:table-cell>
          <table:table-cell table:formula="of:=[.R21]-[.Q21]" office:value-type="float" office:value="9">
            <text:p>9</text:p>
          </table:table-cell>
          <table:table-cell table:formula="of:=[.R21]" office:value-type="float" office:value="222">
            <text:p>222</text:p>
          </table:table-cell>
          <table:table-cell/>
          <table:table-cell office:value-type="float" office:value="0.72">
            <text:p>0.72</text:p>
          </table:table-cell>
          <table:table-cell office:value-type="float" office:value="0.33">
            <text:p>0.33</text:p>
          </table:table-cell>
          <table:table-cell office:value-type="float" office:value="4.95">
            <text:p>4.95</text:p>
          </table:table-cell>
          <table:table-cell office:value-type="float" office:value="14.72">
            <text:p>14.72</text:p>
          </table:table-cell>
          <table:table-cell office:value-type="float" office:value="52.04">
            <text:p>52.04</text:p>
          </table:table-cell>
          <table:table-cell office:value-type="float" office:value="20.76">
            <text:p>20.76</text:p>
          </table:table-cell>
          <table:table-cell table:number-columns-repeated="2"/>
          <table:table-cell table:formula="of:=[.AD21]" office:value-type="float" office:value="52.04">
            <text:p>52.04</text:p>
          </table:table-cell>
          <table:table-cell table:formula="of:=[.V21]" office:value-type="float" office:value="56">
            <text:p>56</text:p>
          </table:table-cell>
          <table:table-cell table:formula="of:=[.AH21]-[.AI21]" office:value-type="float" office:value="-3.96">
            <text:p>-3.96</text:p>
          </table:table-cell>
          <table:table-cell>
            <draw:frame table:end-cell-address="Tabelle1.AR40" table:end-x="1.269cm" table:end-y="0.326cm" draw:z-index="8" draw:style-name="gr1" svg:width="15.999cm" svg:height="8.999cm" svg:x="0.089cm" svg:y="0.375cm">
              <draw:object draw:notify-on-update-of-ranges="Tabelle1.U3:Tabelle1.U3 Tabelle1.AB4:Tabelle1.AB22 Tabelle1.AB3:Tabelle1.AB3 Tabelle1.U4:Tabelle1.U2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formula="of:=[.U21]/[.AB21]" office:value-type="float" office:value="29.8989898989899">
            <text:p>29.898989899</text:p>
          </table:table-cell>
          <table:table-cell/>
          <table:table-cell table:formula="of:=LOG([.U21])" office:value-type="float" office:value="2.17026171539496">
            <text:p>2.17</text:p>
          </table:table-cell>
          <table:table-cell table:formula="of:=LOG([.AB21])" office:value-type="float" office:value="0.694605198933569">
            <text:p>0.69</text:p>
          </table:table-cell>
          <table:table-cell table:style-name="ce2" table:formula="of:=[.AN22]-[.AN21]" office:value-type="float" office:value="0.174130558290153">
            <text:p>0.17</text:p>
          </table:table-cell>
          <table:table-cell table:style-name="ce2" table:formula="of:=[.AO22]-[.AO21]" office:value-type="float" office:value="0.152350126086255">
            <text:p>0.15</text:p>
          </table:table-cell>
          <table:table-cell/>
          <table:table-cell table:formula="of:=[.AC21]/[.F21]" office:value-type="float" office:value="0.01472">
            <text:p>0.01472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/>
          <table:table-cell office:value-type="float" office:value="3766">
            <text:p>3766</text:p>
          </table:table-cell>
          <table:table-cell/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float" office:value="250">
            <text:p>250</text:p>
          </table:table-cell>
          <table:table-cell office:value-type="float" office:value="2410">
            <text:p>2410</text:p>
          </table:table-cell>
          <table:table-cell/>
          <table:table-cell office:value-type="float" office:value="12">
            <text:p>12</text:p>
          </table:table-cell>
          <table:table-cell office:value-type="float" office:value="233">
            <text:p>233</text:p>
          </table:table-cell>
          <table:table-cell office:value-type="float" office:value="320">
            <text:p>320</text:p>
          </table:table-cell>
          <table:table-cell office:value-type="float" office:value="329">
            <text:p>329</text:p>
          </table:table-cell>
          <table:table-cell/>
          <table:table-cell table:formula="of:=[.O22]" office:value-type="float" office:value="12">
            <text:p>12</text:p>
          </table:table-cell>
          <table:table-cell table:formula="of:=[.P22]-[.O22]" office:value-type="float" office:value="221">
            <text:p>221</text:p>
          </table:table-cell>
          <table:table-cell table:formula="of:=[.Q22]-[.P22]" office:value-type="float" office:value="87">
            <text:p>87</text:p>
          </table:table-cell>
          <table:table-cell table:formula="of:=[.R22]-[.Q22]" office:value-type="float" office:value="9">
            <text:p>9</text:p>
          </table:table-cell>
          <table:table-cell table:formula="of:=[.R22]" office:value-type="float" office:value="329">
            <text:p>32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49">
            <text:p>0.49</text:p>
          </table:table-cell>
          <table:table-cell office:value-type="float" office:value="7.03">
            <text:p>7.03</text:p>
          </table:table-cell>
          <table:table-cell office:value-type="float" office:value="17.78">
            <text:p>17.78</text:p>
          </table:table-cell>
          <table:table-cell office:value-type="float" office:value="87.02">
            <text:p>87.02</text:p>
          </table:table-cell>
          <table:table-cell office:value-type="float" office:value="26.35">
            <text:p>26.35</text:p>
          </table:table-cell>
          <table:table-cell table:number-columns-repeated="2"/>
          <table:table-cell table:formula="of:=[.AD22]" office:value-type="float" office:value="87.02">
            <text:p>87.02</text:p>
          </table:table-cell>
          <table:table-cell table:formula="of:=[.V22]" office:value-type="float" office:value="87">
            <text:p>87</text:p>
          </table:table-cell>
          <table:table-cell table:formula="of:=[.AH22]-[.AI22]" office:value-type="float" office:value="0.019999999999996">
            <text:p>0.02</text:p>
          </table:table-cell>
          <table:table-cell/>
          <table:table-cell table:formula="of:=[.U22]/[.AB22]" office:value-type="float" office:value="31.4366998577525">
            <text:p>31.4366998578</text:p>
          </table:table-cell>
          <table:table-cell/>
          <table:table-cell table:formula="of:=LOG([.U22])" office:value-type="float" office:value="2.34439227368511">
            <text:p>2.34</text:p>
          </table:table-cell>
          <table:table-cell table:formula="of:=LOG([.AB22])" office:value-type="float" office:value="0.846955325019824">
            <text:p>0.85</text:p>
          </table:table-cell>
          <table:table-cell table:number-columns-repeated="3"/>
          <table:table-cell table:formula="of:=[.AC22]/[.F22]" office:value-type="float" office:value="0.01778">
            <text:p>0.01778</text:p>
          </table:table-cell>
        </table:table-row>
        <table:table-row table:style-name="ro1">
          <table:table-cell table:number-columns-repeated="5"/>
          <table:table-cell/>
          <table:table-cell table:number-columns-repeated="14"/>
          <table:table-cell table:number-columns-repeated="2"/>
          <table:table-cell table:number-columns-repeated="5"/>
          <table:table-cell table:number-columns-repeated="3"/>
          <table:table-cell table:number-columns-repeated="3"/>
          <table:table-cell table:formula="of:=[.AD23]" office:value-type="float" office:value="0">
            <text:p>0</text:p>
          </table:table-cell>
          <table:table-cell table:formula="of:=[.V23]" office:value-type="float" office:value="0">
            <text:p>0</text:p>
          </table:table-cell>
          <table:table-cell table:formula="of:=[.AH23]-[.AI23]" office:value-type="float" office:value="0">
            <text:p>0</text:p>
          </table:table-cell>
          <table:table-cell/>
          <table:table-cell table:formula="of:=[.U23]/[.AB23]" office:value-type="float" office:value="0">
            <text:p>#DIV/0!</text:p>
          </table:table-cell>
          <table:table-cell table:number-columns-repeated="6"/>
          <table:table-cell table:formula="of:=[.AC23]/[.F23]" office:value-type="float" office:value="0">
            <text:p>#DIV/0!</text:p>
          </table:table-cell>
        </table:table-row>
        <table:table-row table:style-name="ro1">
          <table:table-cell office:value-type="string">
            <text:p>siamese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/>
          <table:table-cell office:value-type="float" office:value="3777">
            <text:p>3777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/>
          <table:table-cell table:formula="of:=[.O24]" office:value-type="float" office:value="8">
            <text:p>8</text:p>
          </table:table-cell>
          <table:table-cell table:formula="of:=[.P24]-[.O24]" office:value-type="float" office:value="67">
            <text:p>67</text:p>
          </table:table-cell>
          <table:table-cell table:formula="of:=[.Q24]-[.P24]" office:value-type="float" office:value="45">
            <text:p>45</text:p>
          </table:table-cell>
          <table:table-cell table:formula="of:=[.R24]-[.Q24]" office:value-type="float" office:value="9">
            <text:p>9</text:p>
          </table:table-cell>
          <table:table-cell table:formula="of:=[.R24]" office:value-type="float" office:value="129">
            <text:p>129</text:p>
          </table:table-cell>
          <table:table-cell table:number-columns-repeated="3"/>
          <table:table-cell table:number-columns-repeated="3"/>
          <table:table-cell table:number-columns-repeated="3"/>
          <table:table-cell table:formula="of:=[.AD24]" office:value-type="float" office:value="0">
            <text:p>0</text:p>
          </table:table-cell>
          <table:table-cell table:formula="of:=[.V24]" office:value-type="float" office:value="45">
            <text:p>45</text:p>
          </table:table-cell>
          <table:table-cell table:formula="of:=[.AH24]-[.AI24]" office:value-type="float" office:value="-45">
            <text:p>-45</text:p>
          </table:table-cell>
          <table:table-cell/>
          <table:table-cell table:formula="of:=[.U24]/[.AB24]" office:value-type="float" office:value="0">
            <text:p>#DIV/0!</text:p>
          </table:table-cell>
          <table:table-cell table:number-columns-repeated="6"/>
          <table:table-cell table:formula="of:=[.AC24]/[.F24]" office:value-type="float" office:value="0">
            <text:p>0</text:p>
          </table:table-cell>
        </table:table-row>
        <table:table-row table:style-name="ro1">
          <table:table-cell office:value-type="string">
            <text:p>m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/>
          <table:table-cell office:value-type="float" office:value="3778">
            <text:p>3778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float" office:value="212">
            <text:p>212</text:p>
          </table:table-cell>
          <table:table-cell office:value-type="float" office:value="219">
            <text:p>219</text:p>
          </table:table-cell>
          <table:table-cell/>
          <table:table-cell table:formula="of:=[.O25]" office:value-type="float" office:value="17">
            <text:p>17</text:p>
          </table:table-cell>
          <table:table-cell table:formula="of:=[.P25]-[.O25]" office:value-type="float" office:value="137">
            <text:p>137</text:p>
          </table:table-cell>
          <table:table-cell table:formula="of:=[.Q25]-[.P25]" office:value-type="float" office:value="58">
            <text:p>58</text:p>
          </table:table-cell>
          <table:table-cell table:formula="of:=[.R25]-[.Q25]" office:value-type="float" office:value="7">
            <text:p>7</text:p>
          </table:table-cell>
          <table:table-cell table:formula="of:=[.R25]" office:value-type="float" office:value="219">
            <text:p>219</text:p>
          </table:table-cell>
          <table:table-cell/>
          <table:table-cell office:value-type="float" office:value="0.94">
            <text:p>0.94</text:p>
          </table:table-cell>
          <table:table-cell office:value-type="float" office:value="2.25">
            <text:p>2.25</text:p>
          </table:table-cell>
          <table:table-cell office:value-type="float" office:value="21.24">
            <text:p>21.24</text:p>
          </table:table-cell>
          <table:table-cell office:value-type="float" office:value="28.11">
            <text:p>28.11</text:p>
          </table:table-cell>
          <table:table-cell office:value-type="float" office:value="55.98">
            <text:p>55.98</text:p>
          </table:table-cell>
          <table:table-cell office:value-type="float" office:value="52.6">
            <text:p>52.6</text:p>
          </table:table-cell>
          <table:table-cell table:number-columns-repeated="2"/>
          <table:table-cell table:formula="of:=[.AD25]" office:value-type="float" office:value="55.98">
            <text:p>55.98</text:p>
          </table:table-cell>
          <table:table-cell table:formula="of:=[.V25]" office:value-type="float" office:value="58">
            <text:p>58</text:p>
          </table:table-cell>
          <table:table-cell table:formula="of:=[.AH25]-[.AI25]" office:value-type="float" office:value="-2.02">
            <text:p>-2.02</text:p>
          </table:table-cell>
          <table:table-cell/>
          <table:table-cell table:formula="of:=[.U25]/[.AB25]" office:value-type="float" office:value="6.45009416195857">
            <text:p>6.450094162</text:p>
          </table:table-cell>
          <table:table-cell table:number-columns-repeated="6"/>
          <table:table-cell table:formula="of:=[.AC25]/[.F25]" office:value-type="float" office:value="0.02811">
            <text:p>0.02811</text:p>
          </table:table-cell>
        </table:table-row>
        <table:table-row table:style-name="ro1">
          <table:table-cell office:value-type="string">
            <text:p>anker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/>
          <table:table-cell office:value-type="float" office:value="3750">
            <text:p>3750</text:p>
          </table:table-cell>
          <table:table-cell/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office:value-type="float" office:value="180">
            <text:p>180</text:p>
          </table:table-cell>
          <table:table-cell office:value-type="float" office:value="1710">
            <text:p>1710</text:p>
          </table:table-cell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/>
          <table:table-cell table:formula="of:=[.O26]" office:value-type="float" office:value="7">
            <text:p>7</text:p>
          </table:table-cell>
          <table:table-cell table:formula="of:=[.P26]-[.O26]" office:value-type="float" office:value="55">
            <text:p>55</text:p>
          </table:table-cell>
          <table:table-cell table:formula="of:=[.Q26]-[.P26]" office:value-type="float" office:value="29">
            <text:p>29</text:p>
          </table:table-cell>
          <table:table-cell table:formula="of:=[.R26]-[.Q26]" office:value-type="float" office:value="8">
            <text:p>8</text:p>
          </table:table-cell>
          <table:table-cell table:formula="of:=[.R26]" office:value-type="float" office:value="99">
            <text:p>99</text:p>
          </table:table-cell>
          <table:table-cell/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2.89">
            <text:p>2.89</text:p>
          </table:table-cell>
          <table:table-cell office:value-type="float" office:value="12.46">
            <text:p>12.46</text:p>
          </table:table-cell>
          <table:table-cell office:value-type="float" office:value="28.37">
            <text:p>28.37</text:p>
          </table:table-cell>
          <table:table-cell office:value-type="float" office:value="16.11">
            <text:p>16.11</text:p>
          </table:table-cell>
          <table:table-cell table:number-columns-repeated="2"/>
          <table:table-cell table:formula="of:=[.AD26]" office:value-type="float" office:value="28.37">
            <text:p>28.37</text:p>
          </table:table-cell>
          <table:table-cell table:formula="of:=[.V26]" office:value-type="float" office:value="29">
            <text:p>29</text:p>
          </table:table-cell>
          <table:table-cell table:formula="of:=[.AH26]-[.AI26]" office:value-type="float" office:value="-0.629999999999999">
            <text:p>-0.63</text:p>
          </table:table-cell>
          <table:table-cell/>
          <table:table-cell table:formula="of:=[.U26]/[.AB26]" office:value-type="float" office:value="19.0311418685121">
            <text:p>19.0311418685</text:p>
          </table:table-cell>
          <table:table-cell table:number-columns-repeated="6"/>
          <table:table-cell table:formula="of:=[.AC26]/[.F26]" office:value-type="float" office:value="0.01246">
            <text:p>0.01246</text:p>
          </table:table-cell>
        </table:table-row>
        <table:table-row table:style-name="ro1" table:number-rows-repeated="4">
          <table:table-cell table:number-columns-repeated="45"/>
        </table:table-row>
        <table:table-row table:style-name="ro1">
          <table:table-cell table:number-columns-repeated="4"/>
          <table:table-cell>
            <draw:frame table:end-cell-address="Tabelle1.Z75" table:end-x="0.554cm" table:end-y="0.107cm" draw:z-index="0" draw:style-name="gr1" svg:width="32.589cm" svg:height="20.954cm" svg:x="0.435cm" svg:y="0.107cm">
              <draw:object draw:notify-on-update-of-ranges="Tabelle1.T3:Tabelle1.T3 Tabelle1.T16:Tabelle1.T22 Tabelle1.E16:Tabelle1.E22 Tabelle1.E16:Tabelle1.E22 Tabelle1.U3:Tabelle1.U3 Tabelle1.U16:Tabelle1.U22 Tabelle1.E16:Tabelle1.E22 Tabelle1.V3:Tabelle1.V3 Tabelle1.V16:Tabelle1.V22 Tabelle1.E16:Tabelle1.E22 Tabelle1.W3:Tabelle1.W3 Tabelle1.W16:Tabelle1.W22 Tabelle1.E16:Tabelle1.E22 Tabelle1.X3:Tabelle1.X3 Tabelle1.X16:Tabelle1.X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0"/>
        </table:table-row>
        <table:table-row table:style-name="ro1">
          <table:table-cell table:number-columns-repeated="7"/>
          <table:table-cell>
            <draw:frame table:end-cell-address="Tabelle1.R72" table:end-x="0.896cm" table:end-y="0.217cm" draw:z-index="5" draw:style-name="gr1" svg:width="15.999cm" svg:height="18.997cm" svg:x="0.95cm" svg:y="0.269cm">
              <draw:object draw:notify-on-update-of-ranges="Tabelle1.X3:Tabelle1.X3 Tabelle1.X4:Tabelle1.X26 Tabelle1.AC3:Tabelle1.AC3 Tabelle1.AC4:Tabelle1.AC26 Tabelle1.X3:Tabelle1.X3 Tabelle1.X4:Tabelle1.X26 Tabelle1.AD3:Tabelle1.AD3 Tabelle1.AD4:Tabelle1.AD26 Tabelle1.X3:Tabelle1.X3 Tabelle1.X4:Tabelle1.X26 Tabelle1.AE3:Tabelle1.AE3 Tabelle1.AE4:Tabelle1.AE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7"/>
        </table:table-row>
        <table:table-row table:style-name="ro1">
          <table:table-cell table:number-columns-repeated="11"/>
          <table:table-cell>
            <draw:frame table:end-cell-address="Tabelle1.X51" table:end-x="0.461cm" table:end-y="0.472cm" draw:z-index="6" draw:style-name="gr1" svg:width="16.026cm" svg:height="8.995cm" svg:x="1.899cm" svg:y="0.049cm">
              <draw:object draw:notify-on-update-of-ranges="Tabelle1.V3:Tabelle1.V3 Tabelle1.V4:Tabelle1.V26 Tabelle1.AB3:Tabelle1.AB3 Tabelle1.AB4:Tabelle1.AB26 Tabelle1.V3:Tabelle1.V3 Tabelle1.V4:Tabelle1.V26 Tabelle1.AC3:Tabelle1.AC3 Tabelle1.AC4:Tabelle1.AC26 Tabelle1.V3:Tabelle1.V3 Tabelle1.V4:Tabelle1.V26 Tabelle1.AD3:Tabelle1.AD3 Tabelle1.AD4:Tabelle1.AD26 Tabelle1.V3:Tabelle1.V3 Tabelle1.V4:Tabelle1.V26 Tabelle1.AE3:Tabelle1.AE3 Tabelle1.AE4:Tabelle1.AE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>
            <draw:frame table:end-cell-address="Tabelle1.S67" table:end-x="0.906cm" table:end-y="0.186cm" draw:z-index="2" draw:style-name="gr1" svg:width="27.926cm" svg:height="15.848cm" svg:x="0.393cm" svg:y="0.054cm">
              <draw:object draw:notify-on-update-of-ranges="Tabelle1.X4:Tabelle1.X26 Tabelle1.AD3:Tabelle1.AD3 Tabelle1.AD4:Tabelle1.AD26" xlink:href="./Object 3" xlink:type="simple" xlink:show="embed" xlink:actuate="onLoad"/>
              <draw:image xlink:href="./ObjectReplacements/Object 3" xlink:type="simple" xlink:show="embed" xlink:actuate="onLoad"/>
            </draw:frame>
            <draw:frame table:end-cell-address="Tabelle1.K53" table:end-x="0.963cm" table:end-y="0.221cm" draw:z-index="4" draw:style-name="gr1" svg:width="15.998cm" svg:height="8.996cm" svg:x="0cm" svg:y="0.273cm">
              <draw:object draw:notify-on-update-of-ranges="Tabelle1.X3:Tabelle1.X3 Tabelle1.AC4:Tabelle1.AC26 Tabelle1.AC3:Tabelle1.AC3 Tabelle1.X4:Tabelle1.X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4"/>
          <table:table-cell>
            <draw:frame table:end-cell-address="Tabelle1.AJ53" table:end-x="0.162cm" table:end-y="0.134cm" draw:z-index="1" draw:style-name="gr1" svg:width="15.974cm" svg:height="8.996cm" svg:x="0.61cm" svg:y="0.186cm">
              <draw:object draw:notify-on-update-of-ranges="Tabelle1.E16:Tabelle1.E22 Tabelle1.U16:Tabelle1.U22 Tabelle1.E16:Tabelle1.E22 Tabelle1.AB16:Tabelle1.AB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7">
          <table:table-cell table:number-columns-repeated="45"/>
        </table:table-row>
        <table:table-row table:style-name="ro1">
          <table:table-cell table:number-columns-repeated="8"/>
          <table:table-cell>
            <draw:frame table:end-cell-address="Tabelle1.AC82" table:end-x="0.44cm" table:end-y="0.027cm" draw:z-index="7" draw:style-name="gr1" svg:width="30.473cm" svg:height="18.874cm" svg:x="0.447cm" svg:y="0.202cm">
              <draw:object draw:notify-on-update-of-ranges="Tabelle1.U3:Tabelle1.U3 Tabelle1.U4:Tabelle1.U23 Tabelle1.AB3:Tabelle1.AB3 Tabelle1.AB4:Tabelle1.AB23 Tabelle1.U3:Tabelle1.U3 Tabelle1.U4:Tabelle1.U23 Tabelle1.AC3:Tabelle1.AC3 Tabelle1.AC4:Tabelle1.AC23 Tabelle1.U3:Tabelle1.U3 Tabelle1.U4:Tabelle1.U23 Tabelle1.AD3:Tabelle1.AD3 Tabelle1.AD4:Tabelle1.AD23 Tabelle1.U3:Tabelle1.U3 Tabelle1.U4:Tabelle1.U23 Tabelle1.AE3:Tabelle1.AE3 Tabelle1.AE4:Tabelle1.AE2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6"/>
          <table:table-cell>
            <draw:frame table:end-cell-address="Tabelle1.AR61" table:end-x="1.066cm" table:end-y="0.302cm" draw:z-index="9" draw:style-name="gr1" svg:width="15.985cm" svg:height="8.999cm" svg:x="2.158cm" svg:y="0.351cm">
              <draw:object draw:notify-on-update-of-ranges="Tabelle1.V3:Tabelle1.V3 Tabelle1.AD4:Tabelle1.AD22 Tabelle1.AD3:Tabelle1.AD3 Tabelle1.V4:Tabelle1.V2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11"/>
          <table:table-cell>
            <draw:frame table:end-cell-address="Tabelle1.W64" table:end-x="0.101cm" table:end-y="0.213cm" draw:z-index="3" draw:style-name="gr1" svg:width="15.998cm" svg:height="8.996cm" svg:x="0.24cm" svg:y="0.265cm">
              <draw:object draw:notify-on-update-of-ranges="Tabelle1.AE3:Tabelle1.AE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104853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Tabe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17.07.2013</text:date>, <text:time>19:1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3-07-16T23:17:52.71</meta:creation-date>
    <dc:date>2013-07-17T19:13:16.68</dc:date>
    <dc:creator>Rafael Küng</dc:creator>
    <meta:editing-duration>PT6H56M4S</meta:editing-duration>
    <meta:editing-cycles>4</meta:editing-cycles>
    <meta:generator>LibreOffice/3.3$Win32 LibreOffice_project/330m19$Build-202</meta:generator>
    <meta:document-statistic meta:table-count="3" meta:cell-count="65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9cm" svg:height="20.955cm" xlink:href=".." xlink:type="simple" chart:class="chart:scatter" chart:style-name="ch1">
        <chart:legend chart:legend-position="end" svg:x="30.855cm" svg:y="9.217cm" chart:style-name="ch2"/>
        <chart:plot-area chart:style-name="ch3" table:cell-range-address="Tabelle1.E16:Tabelle1.E22 Tabelle1.T3:Tabelle1.X3 Tabelle1.T16:Tabelle1.X22" chart:data-source-has-labels="row" svg:x="1.101cm" svg:y="1.811cm" svg:width="28.452cm" svg:height="18.305cm">
          <chartooo:coordinate-region svg:x="1.908cm" svg:y="2.023cm" svg:width="27.458cm" svg:height="17.4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T16:Tabelle1.T22" chart:label-cell-address="Tabelle1.T3:Tabelle1.T3" chart:class="chart:scatter">
            <chart:domain table:cell-range-address="Tabelle1.E16:Tabelle1.E22"/>
            <chart:data-point chart:repeated="7"/>
          </chart:series>
          <chart:series chart:style-name="ch7" chart:values-cell-range-address="Tabelle1.U16:Tabelle1.U22" chart:label-cell-address="Tabelle1.U3:Tabelle1.U3" chart:class="chart:scatter">
            <chart:data-point chart:repeated="7"/>
          </chart:series>
          <chart:series chart:style-name="ch8" chart:values-cell-range-address="Tabelle1.V16:Tabelle1.V22" chart:label-cell-address="Tabelle1.V3:Tabelle1.V3" chart:class="chart:scatter">
            <chart:data-point chart:repeated="7"/>
          </chart:series>
          <chart:series chart:style-name="ch9" chart:values-cell-range-address="Tabelle1.W16:Tabelle1.W22" chart:label-cell-address="Tabelle1.W3:Tabelle1.W3" chart:class="chart:scatter">
            <chart:data-point chart:repeated="7"/>
          </chart:series>
          <chart:series chart:style-name="ch10" chart:values-cell-range-address="Tabelle1.X16:Tabelle1.X22" chart:label-cell-address="Tabelle1.X3:Tabelle1.X3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init</text:p>
                <draw:g>
                  <svg:desc>Tabelle1.T3:Tabelle1.T3</svg:desc>
                </draw:g>
              </table:table-cell>
              <table:table-cell office:value-type="string">
                <text:p>calc1</text:p>
                <draw:g>
                  <svg:desc>Tabelle1.U3:Tabelle1.U3</svg:desc>
                </draw:g>
              </table:table-cell>
              <table:table-cell office:value-type="string">
                <text:p>model</text:p>
                <draw:g>
                  <svg:desc>Tabelle1.V3:Tabelle1.V3</svg:desc>
                </draw:g>
              </table:table-cell>
              <table:table-cell office:value-type="string">
                <text:p>finish</text:p>
                <draw:g>
                  <svg:desc>Tabelle1.W3:Tabelle1.W3</svg:desc>
                </draw:g>
              </table:table-cell>
              <table:table-cell office:value-type="string">
                <text:p>tot</text:p>
                <draw:g>
                  <svg:desc>Tabelle1.X3:Tabelle1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abelle1.E16:Tabelle1.E22</svg:desc>
                </draw:g>
              </table:table-cell>
              <table:table-cell office:value-type="float" office:value="3">
                <text:p>3</text:p>
                <draw:g>
                  <svg:desc>Tabelle1.T16:Tabelle1.T22</svg:desc>
                </draw:g>
              </table:table-cell>
              <table:table-cell office:value-type="float" office:value="4">
                <text:p>4</text:p>
                <draw:g>
                  <svg:desc>Tabelle1.U16:Tabelle1.U22</svg:desc>
                </draw:g>
              </table:table-cell>
              <table:table-cell office:value-type="float" office:value="5">
                <text:p>5</text:p>
                <draw:g>
                  <svg:desc>Tabelle1.V16:Tabelle1.V22</svg:desc>
                </draw:g>
              </table:table-cell>
              <table:table-cell office:value-type="float" office:value="6">
                <text:p>6</text:p>
                <draw:g>
                  <svg:desc>Tabelle1.W16:Tabelle1.W22</svg:desc>
                </draw:g>
              </table:table-cell>
              <table:table-cell office:value-type="float" office:value="18">
                <text:p>18</text:p>
                <draw:g>
                  <svg:desc>Tabelle1.X16:Tabelle1.X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329">
                <text:p>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0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scatter" chart:style-name="ch1">
        <chart:title svg:x="4.867cm" svg:y="0.316cm" chart:style-name="ch2">
          <text:p>log_thread -&gt; meassured model</text:p>
        </chart:title>
        <chart:plot-area chart:style-name="ch3" table:cell-range-address="Tabelle1.V3:Tabelle1.V22 Tabelle1.AD3:Tabelle1.AD22" chart:data-source-has-labels="row" svg:x="1.357cm" svg:y="1.635cm" svg:width="13.991cm" svg:height="6.177cm">
          <chartooo:coordinate-region svg:x="2.164cm" svg:y="1.847cm" svg:width="12.904cm" svg:height="5.292cm"/>
          <chart:axis chart:dimension="x" chart:name="primary-x" chart:style-name="ch4">
            <chart:title svg:x="7.514cm" svg:y="7.993cm" chart:style-name="ch5">
              <text:p>log_thread</text:p>
            </chart:title>
          </chart:axis>
          <chart:axis chart:dimension="y" chart:name="primary-y" chart:style-name="ch4">
            <chart:title svg:x="0.451cm" svg:y="5.243cm" chart:style-name="ch6">
              <text:p>model</text:p>
            </chart:title>
            <chart:grid chart:style-name="ch7" chart:class="major"/>
          </chart:axis>
          <chart:series chart:style-name="ch8" chart:values-cell-range-address="Tabelle1.V4:Tabelle1.V22" chart:label-cell-address="Tabelle1.AD3:Tabelle1.AD3" chart:class="chart:scatter">
            <chart:domain table:cell-range-address="Tabelle1.AD4:Tabelle1.AD22"/>
            <chart:regression-curve chart:style-name="ch9">
              <chart:equation chart:display-r-square="true" svg:x="10.854cm" svg:y="6.053cm" chart:style-name="ch10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thread</text:p>
                <draw:g>
                  <svg:desc>Tabelle1.AD3:Tabelle1.A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6">
                <text:p>13.96</text:p>
                <draw:g>
                  <svg:desc>Tabelle1.AD4:Tabelle1.AD22</svg:desc>
                </draw:g>
              </table:table-cell>
              <table:table-cell office:value-type="float" office:value="14">
                <text:p>14</text:p>
                <draw:g>
                  <svg:desc>Tabelle1.V4:Tabelle1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37">
                <text:p>28.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72">
                <text:p>57.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1">
                <text:p>6.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1">
                <text:p>14.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8">
                <text:p>43.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.02">
                <text:p>87.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24">
                <text:p>154.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">
                <text:p>1.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8">
                <text:p>3.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1">
                <text:p>6.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2">
                <text:p>15.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7">
                <text:p>28.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04">
                <text:p>52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02">
                <text:p>87.02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97cm" xlink:href=".." xlink:type="simple" chart:class="chart:scatter" chart:style-name="ch1">
        <chart:legend chart:legend-position="end" svg:x="13.605cm" svg:y="3.952cm" chart:style-name="ch2"/>
        <chart:plot-area chart:style-name="ch3" table:cell-range-address="Tabelle1.E16:Tabelle1.E22 Tabelle1.U16:Tabelle1.U22 Tabelle1.AB16:Tabelle1.AB22" svg:x="0.769cm" svg:y="0.851cm" svg:width="12.198cm" svg:height="7.547cm">
          <chartooo:coordinate-region svg:x="1.576cm" svg:y="1.063cm" svg:width="11.204cm" svg:height="6.66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U16:Tabelle1.U22" chart:class="chart:scatter">
            <chart:domain table:cell-range-address="Tabelle1.E16:Tabelle1.E22"/>
            <chart:data-point chart:repeated="7"/>
          </chart:series>
          <chart:series chart:style-name="ch7" chart:values-cell-range-address="Tabelle1.AB16:Tabelle1.AB22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U</text:p>
              </table:table-cell>
              <table:table-cell office:value-type="string">
                <text:p>Spalte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abelle1.E16:Tabelle1.E22</svg:desc>
                </draw:g>
              </table:table-cell>
              <table:table-cell office:value-type="float" office:value="4">
                <text:p>4</text:p>
                <draw:g>
                  <svg:desc>Tabelle1.U16:Tabelle1.U22</svg:desc>
                </draw:g>
              </table:table-cell>
              <table:table-cell office:value-type="float" office:value="0.37">
                <text:p>0.37</text:p>
                <draw:g>
                  <svg:desc>Tabelle1.AB16:Tabelle1.A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8">
                <text:p>148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7.03">
                <text:p>7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upper-indicator="true" chart:error-lower-indicator="tru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27cm" svg:height="15.849cm" xlink:href=".." xlink:type="simple" chart:class="chart:scatter" chart:style-name="ch1">
        <chart:legend chart:legend-position="end" svg:x="22.647cm" svg:y="7.378cm" chart:style-name="ch2"/>
        <chart:plot-area chart:style-name="ch3" table:cell-range-address="Tabelle1.X4:Tabelle1.X26 Tabelle1.AD3:Tabelle1.AD26" chart:data-source-has-labels="row" svg:x="1.008cm" svg:y="1.399cm" svg:width="20.523cm" svg:height="13.714cm">
          <chartooo:coordinate-region svg:x="1.815cm" svg:y="1.611cm" svg:width="19.436cm" svg:height="12.82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D4:Tabelle1.AD26" chart:label-cell-address="Tabelle1.AD3:Tabelle1.AD3" chart:class="chart:scatter">
            <chart:domain table:cell-range-address="Tabelle1.X4:Tabelle1.X26"/>
            <chart:regression-curve chart:style-name="ch7">
              <chart:equation chart:display-r-square="true"/>
            </chart:regression-curve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  <table:table-cell office:value-type="string">
                <text:p>thread</text:p>
                <draw:g>
                  <svg:desc>Tabelle1.AD3:Tabelle1.A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Tabelle1.X4:Tabelle1.X26</svg:desc>
                </draw:g>
              </table:table-cell>
              <table:table-cell office:value-type="float" office:value="13.96">
                <text:p>13.96</text:p>
                <draw:g>
                  <svg:desc>Tabelle1.AD4:Tabelle1.A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57.72">
                <text:p>57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">
                <text:p>278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">
                <text:p>329</text:p>
              </table:table-cell>
              <table:table-cell office:value-type="float" office:value="87.02">
                <text:p>87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">
                <text:p>395</text:p>
              </table:table-cell>
              <table:table-cell office:value-type="float" office:value="154.24">
                <text:p>15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">
                <text:p>222</text:p>
              </table:table-cell>
              <table:table-cell office:value-type="float" office:value="52.04">
                <text:p>52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  <table:table-cell office:value-type="float" office:value="87.02">
                <text:p>87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28.37">
                <text:p>28.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7cm" xlink:href=".." xlink:type="simple" chart:class="chart:scatter" chart:style-name="ch1">
        <chart:legend chart:legend-position="end" svg:x="10.824cm" svg:y="3.952cm" chart:style-name="ch2"/>
        <chart:plot-area chart:style-name="ch3" table:cell-range-address="Tabelle1.X4:Tabelle1.X10 Tabelle1.X14:Tabelle1.X14 Tabelle1.X16:Tabelle1.X20 Tabelle1.AE3:Tabelle1.AE10 Tabelle1.AE14:Tabelle1.AE14 Tabelle1.AE16:Tabelle1.AE20" chart:data-source-has-labels="row" svg:x="0.769cm" svg:y="0.851cm" svg:width="9.417cm" svg:height="7.547cm">
          <chartooo:coordinate-region svg:x="1.39cm" svg:y="1.064cm" svg:width="8.516cm" svg:height="6.66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E4:Tabelle1.AE10 Tabelle1.AE14:Tabelle1.AE14 Tabelle1.AE16:Tabelle1.AE20" chart:label-cell-address="Tabelle1.AE3:Tabelle1.AE3" chart:class="chart:scatter">
            <chart:domain table:cell-range-address="Tabelle1.X4:Tabelle1.X10 Tabelle1.X14:Tabelle1.X14 Tabelle1.X16:Tabelle1.X20"/>
            <chart:regression-curve chart:style-name="ch7">
              <chart:equation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 Spalte X Spalte X</text:p>
              </table:table-cell>
              <table:table-cell office:value-type="string">
                <text:p>wallcl</text:p>
                <draw:g>
                  <svg:desc>Tabelle1.AE3:Tabelle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Tabelle1.X4:Tabelle1.X10 Tabelle1.X14:Tabelle1.X14 Tabelle1.X16:Tabelle1.X20</svg:desc>
                </draw:g>
              </table:table-cell>
              <table:table-cell office:value-type="float" office:value="10.12">
                <text:p>10.12</text:p>
                <draw:g>
                  <svg:desc>Tabelle1.AE4:Tabelle1.AE10 Tabelle1.AE14:Tabelle1.AE14 Tabelle1.AE16:Tabelle1.A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">
                <text:p>395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16.11">
                <text:p>16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7cm" xlink:href=".." xlink:type="simple" chart:class="chart:scatter" chart:style-name="ch1">
        <chart:legend chart:legend-position="end" svg:x="14.264cm" svg:y="4.19cm" chart:style-name="ch2"/>
        <chart:plot-area chart:style-name="ch3" table:cell-range-address="Tabelle1.X3:Tabelle1.X26 Tabelle1.AC3:Tabelle1.AC26" chart:data-source-has-labels="row" svg:x="0.769cm" svg:y="0.851cm" svg:width="12.857cm" svg:height="7.547cm">
          <chartooo:coordinate-region svg:x="1.576cm" svg:y="1.063cm" svg:width="11.863cm" svg:height="6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X4:Tabelle1.X26" chart:label-cell-address="Tabelle1.AC3:Tabelle1.AC3" chart:class="chart:scatter">
            <chart:domain table:cell-range-address="Tabelle1.AC4:Tabelle1.AC26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C</text:p>
              </table:table-cell>
              <table:table-cell office:value-type="string">
                <text:p>model</text:p>
                <draw:g>
                  <svg:desc>Tabelle1.AC3:Tabelle1.A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5">
                <text:p>6.45</text:p>
                <draw:g>
                  <svg:desc>Tabelle1.AC4:Tabelle1.AC26</svg:desc>
                </draw:g>
              </table:table-cell>
              <table:table-cell office:value-type="float" office:value="84">
                <text:p>84</text:p>
                <draw:g>
                  <svg:desc>Tabelle1.X4:Tabelle1.X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6">
                <text:p>12.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">
                <text:p>24.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2">
                <text:p>4.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9">
                <text:p>8.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6">
                <text:p>17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2">
                <text:p>9.3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69">
                <text:p>33.6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">
                <text:p>6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2">
                <text:p>7.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9">
                <text:p>8.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46">
                <text:p>12.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2">
                <text:p>14.7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78">
                <text:p>17.7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11">
                <text:p>28.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46">
                <text:p>12.4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8.998cm" xlink:href=".." xlink:type="simple" chart:class="chart:scatter" chart:style-name="ch1">
        <chart:legend chart:legend-position="end" svg:x="14.238cm" svg:y="8.715cm" chart:style-name="ch2"/>
        <chart:plot-area chart:style-name="ch3" table:cell-range-address="Tabelle1.X3:Tabelle1.X26 Tabelle1.AC3:Tabelle1.AE26" chart:data-source-has-labels="row" svg:x="1.358cm" svg:y="1.651cm" svg:width="12.24cm" svg:height="16.548cm">
          <chartooo:coordinate-region svg:x="2.165cm" svg:y="1.863cm" svg:width="11.153cm" svg:height="15.66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10.617cm" chart:style-name="ch6">
              <text:p>real time</text:p>
            </chart:title>
            <chart:grid chart:style-name="ch5" chart:class="major"/>
          </chart:axis>
          <chart:series chart:style-name="ch7" chart:values-cell-range-address="Tabelle1.AC4:Tabelle1.AC26" chart:label-cell-address="Tabelle1.AC3:Tabelle1.AC3" chart:class="chart:scatter">
            <chart:domain table:cell-range-address="Tabelle1.X4:Tabelle1.X26"/>
            <chart:data-point chart:repeated="23"/>
          </chart:series>
          <chart:series chart:style-name="ch8" chart:values-cell-range-address="Tabelle1.AD4:Tabelle1.AD26" chart:label-cell-address="Tabelle1.AD3:Tabelle1.AD3" chart:class="chart:scatter">
            <chart:data-point chart:repeated="23"/>
          </chart:series>
          <chart:series chart:style-name="ch9" chart:values-cell-range-address="Tabelle1.AE4:Tabelle1.AE26" chart:label-cell-address="Tabelle1.AE3:Tabelle1.AE3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  <table:table-cell office:value-type="string">
                <text:p>model</text:p>
                <draw:g>
                  <svg:desc>Tabelle1.AC3:Tabelle1.AC3</svg:desc>
                </draw:g>
              </table:table-cell>
              <table:table-cell office:value-type="string">
                <text:p>thread</text:p>
                <draw:g>
                  <svg:desc>Tabelle1.AD3:Tabelle1.AD3</svg:desc>
                </draw:g>
              </table:table-cell>
              <table:table-cell office:value-type="string">
                <text:p>wallcl</text:p>
                <draw:g>
                  <svg:desc>Tabelle1.AE3:Tabelle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Tabelle1.X4:Tabelle1.X26</svg:desc>
                </draw:g>
              </table:table-cell>
              <table:table-cell office:value-type="float" office:value="6.45">
                <text:p>6.45</text:p>
                <draw:g>
                  <svg:desc>Tabelle1.AC4:Tabelle1.AC26</svg:desc>
                </draw:g>
              </table:table-cell>
              <table:table-cell office:value-type="float" office:value="13.96">
                <text:p>13.96</text:p>
                <draw:g>
                  <svg:desc>Tabelle1.AD4:Tabelle1.AD26</svg:desc>
                </draw:g>
              </table:table-cell>
              <table:table-cell office:value-type="float" office:value="10.12">
                <text:p>10.12</text:p>
                <draw:g>
                  <svg:desc>Tabelle1.AE4:Tabelle1.A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24.7">
                <text:p>24.7</text:p>
              </table:table-cell>
              <table:table-cell office:value-type="float" office:value="57.72">
                <text:p>57.72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.42">
                <text:p>4.42</text:p>
              </table:table-cell>
              <table:table-cell office:value-type="float" office:value="3.5">
                <text:p>3.5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.09">
                <text:p>8.09</text:p>
              </table:table-cell>
              <table:table-cell office:value-type="float" office:value="6.91">
                <text:p>6.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17.6">
                <text:p>17.6</text:p>
              </table:table-cell>
              <table:table-cell office:value-type="float" office:value="14.11">
                <text:p>14.11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">
                <text:p>278</text:p>
              </table:table-cell>
              <table:table-cell office:value-type="float" office:value="9.32">
                <text:p>9.32</text:p>
              </table:table-cell>
              <table:table-cell office:value-type="float" office:value="43.38">
                <text:p>43.3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">
                <text:p>329</text:p>
              </table:table-cell>
              <table:table-cell office:value-type="float" office:value="17.78">
                <text:p>17.78</text:p>
              </table:table-cell>
              <table:table-cell office:value-type="float" office:value="87.02">
                <text:p>87.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">
                <text:p>395</text:p>
              </table:table-cell>
              <table:table-cell office:value-type="float" office:value="33.69">
                <text:p>33.69</text:p>
              </table:table-cell>
              <table:table-cell office:value-type="float" office:value="154.24">
                <text:p>154.2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.6">
                <text:p>6.6</text:p>
              </table:table-cell>
              <table:table-cell office:value-type="float" office:value="1.47">
                <text:p>1.4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7.42">
                <text:p>7.42</text:p>
              </table:table-cell>
              <table:table-cell office:value-type="float" office:value="3.38">
                <text:p>3.38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.09">
                <text:p>8.09</text:p>
              </table:table-cell>
              <table:table-cell office:value-type="float" office:value="6.91">
                <text:p>6.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0.9">
                <text:p>10.9</text:p>
              </table:table-cell>
              <table:table-cell office:value-type="float" office:value="15.72">
                <text:p>15.7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">
                <text:p>222</text:p>
              </table:table-cell>
              <table:table-cell office:value-type="float" office:value="14.72">
                <text:p>14.72</text:p>
              </table:table-cell>
              <table:table-cell office:value-type="float" office:value="52.04">
                <text:p>52.04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  <table:table-cell office:value-type="float" office:value="17.78">
                <text:p>17.78</text:p>
              </table:table-cell>
              <table:table-cell office:value-type="float" office:value="87.02">
                <text:p>87.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28.11">
                <text:p>28.11</text:p>
              </table:table-cell>
              <table:table-cell office:value-type="float" office:value="55.98">
                <text:p>55.98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7cm" svg:height="8.996cm" xlink:href=".." xlink:type="simple" chart:class="chart:scatter" chart:style-name="ch1">
        <chart:legend chart:legend-position="end" svg:x="14.265cm" svg:y="3.476cm" chart:style-name="ch2"/>
        <chart:plot-area chart:style-name="ch3" table:cell-range-address="Tabelle1.V3:Tabelle1.V26 Tabelle1.AB3:Tabelle1.AE26" chart:data-source-has-labels="row" svg:x="1.358cm" svg:y="0.851cm" svg:width="12.267cm" svg:height="7.546cm">
          <chartooo:coordinate-region svg:x="2.165cm" svg:y="1.064cm" svg:width="11.18cm" svg:height="6.66cm"/>
          <chart:axis chart:dimension="x" chart:name="primary-x" chart:style-name="ch4"/>
          <chart:axis chart:dimension="y" chart:name="primary-y" chart:style-name="ch4">
            <chart:title svg:x="0.451cm" svg:y="5.277cm" chart:style-name="ch5">
              <text:p>t_model</text:p>
            </chart:title>
            <chart:grid chart:style-name="ch6" chart:class="major"/>
          </chart:axis>
          <chart:series chart:style-name="ch7" chart:values-cell-range-address="Tabelle1.AB4:Tabelle1.AB26" chart:label-cell-address="Tabelle1.AB3:Tabelle1.AB3" chart:class="chart:scatter">
            <chart:domain table:cell-range-address="Tabelle1.V4:Tabelle1.V26"/>
            <chart:data-point chart:repeated="23"/>
          </chart:series>
          <chart:series chart:style-name="ch8" chart:values-cell-range-address="Tabelle1.AC4:Tabelle1.AC26" chart:label-cell-address="Tabelle1.AC3:Tabelle1.AC3" chart:class="chart:scatter">
            <chart:data-point chart:repeated="23"/>
          </chart:series>
          <chart:series chart:style-name="ch9" chart:values-cell-range-address="Tabelle1.AD4:Tabelle1.AD26" chart:label-cell-address="Tabelle1.AD3:Tabelle1.AD3" chart:class="chart:scatter">
            <chart:data-point chart:repeated="23"/>
          </chart:series>
          <chart:series chart:style-name="ch10" chart:values-cell-range-address="Tabelle1.AE4:Tabelle1.AE26" chart:label-cell-address="Tabelle1.AE3:Tabelle1.AE3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  <table:table-cell office:value-type="string">
                <text:p>burn</text:p>
                <draw:g>
                  <svg:desc>Tabelle1.AB3:Tabelle1.AB3</svg:desc>
                </draw:g>
              </table:table-cell>
              <table:table-cell office:value-type="string">
                <text:p>model</text:p>
                <draw:g>
                  <svg:desc>Tabelle1.AC3:Tabelle1.AC3</svg:desc>
                </draw:g>
              </table:table-cell>
              <table:table-cell office:value-type="string">
                <text:p>thread</text:p>
                <draw:g>
                  <svg:desc>Tabelle1.AD3:Tabelle1.AD3</svg:desc>
                </draw:g>
              </table:table-cell>
              <table:table-cell office:value-type="string">
                <text:p>wallcl</text:p>
                <draw:g>
                  <svg:desc>Tabelle1.AE3:Tabelle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Tabelle1.V4:Tabelle1.V26</svg:desc>
                </draw:g>
              </table:table-cell>
              <table:table-cell office:value-type="float" office:value="2.89">
                <text:p>2.89</text:p>
                <draw:g>
                  <svg:desc>Tabelle1.AB4:Tabelle1.AB26</svg:desc>
                </draw:g>
              </table:table-cell>
              <table:table-cell office:value-type="float" office:value="6.45">
                <text:p>6.45</text:p>
                <draw:g>
                  <svg:desc>Tabelle1.AC4:Tabelle1.AC26</svg:desc>
                </draw:g>
              </table:table-cell>
              <table:table-cell office:value-type="float" office:value="13.96">
                <text:p>13.96</text:p>
                <draw:g>
                  <svg:desc>Tabelle1.AD4:Tabelle1.AD26</svg:desc>
                </draw:g>
              </table:table-cell>
              <table:table-cell office:value-type="float" office:value="10.12">
                <text:p>10.12</text:p>
                <draw:g>
                  <svg:desc>Tabelle1.AE4:Tabelle1.A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.89">
                <text:p>2.8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.87">
                <text:p>2.87</text:p>
              </table:table-cell>
              <table:table-cell office:value-type="float" office:value="24.7">
                <text:p>24.7</text:p>
              </table:table-cell>
              <table:table-cell office:value-type="float" office:value="57.72">
                <text:p>57.72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4.42">
                <text:p>4.42</text:p>
              </table:table-cell>
              <table:table-cell office:value-type="float" office:value="3.5">
                <text:p>3.5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8.09">
                <text:p>8.09</text:p>
              </table:table-cell>
              <table:table-cell office:value-type="float" office:value="6.91">
                <text:p>6.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01">
                <text:p>1.01</text:p>
              </table:table-cell>
              <table:table-cell office:value-type="float" office:value="17.6">
                <text:p>17.6</text:p>
              </table:table-cell>
              <table:table-cell office:value-type="float" office:value="14.11">
                <text:p>14.11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6.97">
                <text:p>6.97</text:p>
              </table:table-cell>
              <table:table-cell office:value-type="float" office:value="9.32">
                <text:p>9.32</text:p>
              </table:table-cell>
              <table:table-cell office:value-type="float" office:value="43.38">
                <text:p>43.3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7.03">
                <text:p>7.03</text:p>
              </table:table-cell>
              <table:table-cell office:value-type="float" office:value="17.78">
                <text:p>17.78</text:p>
              </table:table-cell>
              <table:table-cell office:value-type="float" office:value="87.02">
                <text:p>87.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7.31">
                <text:p>7.31</text:p>
              </table:table-cell>
              <table:table-cell office:value-type="float" office:value="33.69">
                <text:p>33.69</text:p>
              </table:table-cell>
              <table:table-cell office:value-type="float" office:value="154.24">
                <text:p>154.2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7">
                <text:p>0.37</text:p>
              </table:table-cell>
              <table:table-cell office:value-type="float" office:value="6.6">
                <text:p>6.6</text:p>
              </table:table-cell>
              <table:table-cell office:value-type="float" office:value="1.47">
                <text:p>1.4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7.42">
                <text:p>7.42</text:p>
              </table:table-cell>
              <table:table-cell office:value-type="float" office:value="3.38">
                <text:p>3.38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8.09">
                <text:p>8.09</text:p>
              </table:table-cell>
              <table:table-cell office:value-type="float" office:value="6.91">
                <text:p>6.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6">
                <text:p>1.86</text:p>
              </table:table-cell>
              <table:table-cell office:value-type="float" office:value="10.9">
                <text:p>10.9</text:p>
              </table:table-cell>
              <table:table-cell office:value-type="float" office:value="15.72">
                <text:p>15.7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.89">
                <text:p>2.8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4.95">
                <text:p>4.95</text:p>
              </table:table-cell>
              <table:table-cell office:value-type="float" office:value="14.72">
                <text:p>14.72</text:p>
              </table:table-cell>
              <table:table-cell office:value-type="float" office:value="52.04">
                <text:p>52.04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7.03">
                <text:p>7.03</text:p>
              </table:table-cell>
              <table:table-cell office:value-type="float" office:value="17.78">
                <text:p>17.78</text:p>
              </table:table-cell>
              <table:table-cell office:value-type="float" office:value="87.02">
                <text:p>87.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21.24">
                <text:p>21.24</text:p>
              </table:table-cell>
              <table:table-cell office:value-type="float" office:value="28.11">
                <text:p>28.11</text:p>
              </table:table-cell>
              <table:table-cell office:value-type="float" office:value="55.98">
                <text:p>55.98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.89">
                <text:p>2.8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/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74cm" svg:height="18.875cm" xlink:href=".." xlink:type="simple" chart:class="chart:scatter" chart:style-name="ch1">
        <chart:legend chart:legend-position="end" svg:x="25.194cm" svg:y="7.463cm" chart:style-name="ch2"/>
        <chart:plot-area chart:style-name="ch3" table:cell-range-address="Tabelle1.U3:Tabelle1.U23 Tabelle1.AB3:Tabelle1.AE23" chart:data-source-has-labels="row" svg:x="1.647cm" svg:y="1.643cm" svg:width="22.329cm" svg:height="16.435cm">
          <chartooo:coordinate-region svg:x="2.454cm" svg:y="1.855cm" svg:width="21.242cm" svg:height="15.55cm"/>
          <chart:axis chart:dimension="x" chart:name="primary-x" chart:style-name="ch4"/>
          <chart:axis chart:dimension="y" chart:name="primary-y" chart:style-name="ch4">
            <chart:title svg:x="0.451cm" svg:y="10.301cm" chart:style-name="ch5">
              <text:p>calc1</text:p>
            </chart:title>
            <chart:grid chart:style-name="ch6" chart:class="major"/>
          </chart:axis>
          <chart:series chart:style-name="ch7" chart:values-cell-range-address="Tabelle1.AB4:Tabelle1.AB23" chart:label-cell-address="Tabelle1.AB3:Tabelle1.AB3" chart:class="chart:scatter">
            <chart:domain table:cell-range-address="Tabelle1.U4:Tabelle1.U23"/>
            <chart:regression-curve chart:style-name="ch8">
              <chart:equation chart:display-r-square="true" svg:x="24.234cm" svg:y="16.411cm" chart:style-name="ch9"/>
            </chart:regression-curve>
            <chart:data-point chart:repeated="20"/>
          </chart:series>
          <chart:series chart:style-name="ch10" chart:values-cell-range-address="Tabelle1.AC4:Tabelle1.AC23" chart:label-cell-address="Tabelle1.AC3:Tabelle1.AC3" chart:class="chart:scatter">
            <chart:regression-curve chart:style-name="ch11">
              <chart:equation chart:display-r-square="true" svg:x="24.005cm" svg:y="14.945cm" chart:style-name="ch9"/>
            </chart:regression-curve>
            <chart:data-point chart:repeated="20"/>
          </chart:series>
          <chart:series chart:style-name="ch12" chart:values-cell-range-address="Tabelle1.AD4:Tabelle1.AD23" chart:label-cell-address="Tabelle1.AD3:Tabelle1.AD3" chart:class="chart:scatter">
            <chart:regression-curve chart:style-name="ch13">
              <chart:equation chart:display-r-square="true" svg:x="22.154cm" svg:y="7.05cm" chart:style-name="ch9"/>
            </chart:regression-curve>
            <chart:data-point chart:repeated="20"/>
          </chart:series>
          <chart:series chart:style-name="ch14" chart:values-cell-range-address="Tabelle1.AE4:Tabelle1.AE23" chart:label-cell-address="Tabelle1.AE3:Tabelle1.AE3" chart:class="chart:scatter">
            <chart:regression-curve chart:style-name="ch15">
              <chart:equation chart:display-r-square="true" svg:x="24.818cm" svg:y="13.196cm" chart:style-name="ch9"/>
            </chart:regression-curve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U</text:p>
              </table:table-cell>
              <table:table-cell office:value-type="string">
                <text:p>burn</text:p>
                <draw:g>
                  <svg:desc>Tabelle1.AB3:Tabelle1.AB3</svg:desc>
                </draw:g>
              </table:table-cell>
              <table:table-cell office:value-type="string">
                <text:p>model</text:p>
                <draw:g>
                  <svg:desc>Tabelle1.AC3:Tabelle1.AC3</svg:desc>
                </draw:g>
              </table:table-cell>
              <table:table-cell office:value-type="string">
                <text:p>thread</text:p>
                <draw:g>
                  <svg:desc>Tabelle1.AD3:Tabelle1.AD3</svg:desc>
                </draw:g>
              </table:table-cell>
              <table:table-cell office:value-type="string">
                <text:p>wallcl</text:p>
                <draw:g>
                  <svg:desc>Tabelle1.AE3:Tabelle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Tabelle1.U4:Tabelle1.U23</svg:desc>
                </draw:g>
              </table:table-cell>
              <table:table-cell office:value-type="float" office:value="2.89">
                <text:p>2.89</text:p>
                <draw:g>
                  <svg:desc>Tabelle1.AB4:Tabelle1.AB23</svg:desc>
                </draw:g>
              </table:table-cell>
              <table:table-cell office:value-type="float" office:value="6.45">
                <text:p>6.45</text:p>
                <draw:g>
                  <svg:desc>Tabelle1.AC4:Tabelle1.AC23</svg:desc>
                </draw:g>
              </table:table-cell>
              <table:table-cell office:value-type="float" office:value="13.96">
                <text:p>13.96</text:p>
                <draw:g>
                  <svg:desc>Tabelle1.AD4:Tabelle1.AD23</svg:desc>
                </draw:g>
              </table:table-cell>
              <table:table-cell office:value-type="float" office:value="10.12">
                <text:p>10.12</text:p>
                <draw:g>
                  <svg:desc>Tabelle1.AE4:Tabelle1.A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.89">
                <text:p>2.8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2.87">
                <text:p>2.87</text:p>
              </table:table-cell>
              <table:table-cell office:value-type="float" office:value="24.7">
                <text:p>24.7</text:p>
              </table:table-cell>
              <table:table-cell office:value-type="float" office:value="57.72">
                <text:p>57.72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4.42">
                <text:p>4.42</text:p>
              </table:table-cell>
              <table:table-cell office:value-type="float" office:value="3.5">
                <text:p>3.5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8.09">
                <text:p>8.09</text:p>
              </table:table-cell>
              <table:table-cell office:value-type="float" office:value="6.91">
                <text:p>6.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01">
                <text:p>1.01</text:p>
              </table:table-cell>
              <table:table-cell office:value-type="float" office:value="17.6">
                <text:p>17.6</text:p>
              </table:table-cell>
              <table:table-cell office:value-type="float" office:value="14.11">
                <text:p>14.11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">
                <text:p>214</text:p>
              </table:table-cell>
              <table:table-cell office:value-type="float" office:value="6.97">
                <text:p>6.97</text:p>
              </table:table-cell>
              <table:table-cell office:value-type="float" office:value="9.32">
                <text:p>9.32</text:p>
              </table:table-cell>
              <table:table-cell office:value-type="float" office:value="43.38">
                <text:p>43.3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">
                <text:p>221</text:p>
              </table:table-cell>
              <table:table-cell office:value-type="float" office:value="7.03">
                <text:p>7.03</text:p>
              </table:table-cell>
              <table:table-cell office:value-type="float" office:value="17.78">
                <text:p>17.78</text:p>
              </table:table-cell>
              <table:table-cell office:value-type="float" office:value="87.02">
                <text:p>87.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">
                <text:p>217</text:p>
              </table:table-cell>
              <table:table-cell office:value-type="float" office:value="7.31">
                <text:p>7.31</text:p>
              </table:table-cell>
              <table:table-cell office:value-type="float" office:value="33.69">
                <text:p>33.69</text:p>
              </table:table-cell>
              <table:table-cell office:value-type="float" office:value="154.24">
                <text:p>154.2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6.6">
                <text:p>6.6</text:p>
              </table:table-cell>
              <table:table-cell office:value-type="float" office:value="1.47">
                <text:p>1.4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7.42">
                <text:p>7.42</text:p>
              </table:table-cell>
              <table:table-cell office:value-type="float" office:value="3.38">
                <text:p>3.38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8.09">
                <text:p>8.09</text:p>
              </table:table-cell>
              <table:table-cell office:value-type="float" office:value="6.91">
                <text:p>6.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1.86">
                <text:p>1.86</text:p>
              </table:table-cell>
              <table:table-cell office:value-type="float" office:value="10.9">
                <text:p>10.9</text:p>
              </table:table-cell>
              <table:table-cell office:value-type="float" office:value="15.72">
                <text:p>15.7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2.89">
                <text:p>2.89</text:p>
              </table:table-cell>
              <table:table-cell office:value-type="float" office:value="12.46">
                <text:p>12.46</text:p>
              </table:table-cell>
              <table:table-cell office:value-type="float" office:value="28.37">
                <text:p>28.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">
                <text:p>148</text:p>
              </table:table-cell>
              <table:table-cell office:value-type="float" office:value="4.95">
                <text:p>4.95</text:p>
              </table:table-cell>
              <table:table-cell office:value-type="float" office:value="14.72">
                <text:p>14.72</text:p>
              </table:table-cell>
              <table:table-cell office:value-type="float" office:value="52.04">
                <text:p>52.04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">
                <text:p>221</text:p>
              </table:table-cell>
              <table:table-cell office:value-type="float" office:value="7.03">
                <text:p>7.03</text:p>
              </table:table-cell>
              <table:table-cell office:value-type="float" office:value="17.78">
                <text:p>17.78</text:p>
              </table:table-cell>
              <table:table-cell office:value-type="float" office:value="87.02">
                <text:p>87.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0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log_burn -&gt; messured calc1</text:p>
        </chart:title>
        <chart:plot-area chart:style-name="ch3" table:cell-range-address="Tabelle1.U3:Tabelle1.U22 Tabelle1.AB3:Tabelle1.AB22" chart:data-source-has-labels="row" svg:x="1.358cm" svg:y="1.635cm" svg:width="14.002cm" svg:height="6.177cm">
          <chartooo:coordinate-region svg:x="2.165cm" svg:y="1.847cm" svg:width="13.101cm" svg:height="5.292cm"/>
          <chart:axis chart:dimension="x" chart:name="primary-x" chart:style-name="ch4">
            <chart:title svg:x="7.971cm" svg:y="7.993cm" chart:style-name="ch5">
              <text:p>burn</text:p>
            </chart:title>
            <chart:grid chart:style-name="ch6" chart:class="major"/>
          </chart:axis>
          <chart:axis chart:dimension="y" chart:name="primary-y" chart:style-name="ch4">
            <chart:title svg:x="0.451cm" svg:y="5.164cm" chart:style-name="ch7">
              <text:p>calc1</text:p>
            </chart:title>
            <chart:grid chart:style-name="ch6" chart:class="major"/>
          </chart:axis>
          <chart:series chart:style-name="ch8" chart:values-cell-range-address="Tabelle1.U4:Tabelle1.U22" chart:label-cell-address="Tabelle1.AB3:Tabelle1.AB3" chart:class="chart:scatter">
            <chart:domain table:cell-range-address="Tabelle1.AB4:Tabelle1.AB22"/>
            <chart:regression-curve chart:style-name="ch9">
              <chart:equation chart:display-r-square="true" svg:x="5.08cm" svg:y="2.906cm" chart:style-name="ch10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B</text:p>
              </table:table-cell>
              <table:table-cell office:value-type="string">
                <text:p>burn</text:p>
                <draw:g>
                  <svg:desc>Tabelle1.AB3:Tabelle1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">
                <text:p>2.89</text:p>
                <draw:g>
                  <svg:desc>Tabelle1.AB4:Tabelle1.AB22</svg:desc>
                </draw:g>
              </table:table-cell>
              <table:table-cell office:value-type="float" office:value="55">
                <text:p>55</text:p>
                <draw:g>
                  <svg:desc>Tabelle1.U4:Tabelle1.U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9">
                <text:p>2.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">
                <text:p>2.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">
                <text:p>1.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">
                <text:p>1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7">
                <text:p>6.9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3">
                <text:p>7.0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">
                <text:p>7.3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">
                <text:p>1.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9">
                <text:p>2.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">
                <text:p>4.9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3">
                <text:p>7.03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